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style:snap-to-layout-grid="false"/>
      <style:text-properties style:font-name-complex="Arial"/>
    </style:style>
    <style:style style:name="P54" style:family="paragraph" style:parent-style-name="Standard">
      <style:paragraph-properties fo:margin-top="0.035cm" fo:margin-bottom="0.035cm" loext:contextual-spacing="false" fo:text-align="center" style:justify-single-wor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6" style:family="paragraph" style:parent-style-name="Standard">
      <style:paragraph-properties fo:margin-top="0.035cm" fo:margin-bottom="0.035cm" loext:contextual-spacing="false" style:snap-to-layout-gri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59"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0" style:family="paragraph" style:parent-style-name="Standard">
      <style:paragraph-properties fo:margin-top="0.035cm" fo:margin-bottom="0.035cm" loext:contextual-spacing="false"/>
      <style:text-properties fo:color="#0000ff" style:font-name-complex="Arial"/>
    </style:style>
    <style:style style:name="P6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3"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7" style:family="paragraph" style:parent-style-name="Standard">
      <style:paragraph-properties fo:margin-top="0.035cm" fo:margin-bottom="0cm" loext:contextual-spacing="false"/>
    </style:style>
    <style:style style:name="P68" style:family="paragraph" style:parent-style-name="Standard">
      <style:paragraph-properties fo:margin-top="0.035cm" fo:margin-bottom="0cm" loext:contextual-spacing="false"/>
      <style:text-properties fo:font-weight="bold" style:font-weight-asian="bold" style:font-name-complex="Arial"/>
    </style:style>
    <style:style style:name="P69"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0"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1"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style:text-properties style:font-name-complex="Arial"/>
    </style:style>
    <style:style style:name="P73" style:family="paragraph" style:parent-style-name="Standard">
      <style:paragraph-properties fo:margin-top="0.035cm" fo:margin-bottom="0cm" loext:contextual-spacing="false"/>
      <style:text-properties style:font-name-complex="Arial" style:font-weight-complex="bold"/>
    </style:style>
    <style:style style:name="P74"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5" style:family="paragraph" style:parent-style-name="Standard">
      <style:paragraph-properties fo:margin-top="0.035cm" fo:margin-bottom="0cm" loext:contextual-spacing="false" style:snap-to-layout-grid="false"/>
      <style:text-properties style:font-name-complex="Arial" style:font-weight-complex="bold"/>
    </style:style>
    <style:style style:name="P76" style:family="paragraph" style:parent-style-name="Standard">
      <style:paragraph-properties fo:margin-top="0.035cm" fo:margin-bottom="0cm" loext:contextual-spacing="false" fo:text-align="justify" style:justify-single-word="false"/>
      <style:text-properties style:font-name-complex="Arial"/>
    </style:style>
    <style:style style:name="P77" style:family="paragraph" style:parent-style-name="Standard">
      <style:paragraph-properties fo:margin-top="0.035cm" fo:margin-bottom="0cm" loext:contextual-spacing="false" fo:text-align="justify" style:justify-single-word="false"/>
    </style:style>
    <style:style style:name="P78"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79"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0" style:family="paragraph" style:parent-style-name="Text_20_body">
      <style:text-properties style:font-name-complex="Arial"/>
    </style:style>
    <style:style style:name="P81"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2"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3" style:family="paragraph" style:parent-style-name="Text">
      <style:paragraph-properties fo:text-align="center" style:justify-single-word="false"/>
      <style:text-properties fo:font-size="14pt" fo:font-weight="bold" style:font-size-asian="14pt" style:font-weight-asian="bold" style:font-size-complex="14pt"/>
    </style:style>
    <style:style style:name="P84"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5"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7" style:family="paragraph" style:parent-style-name="Standard">
      <style:paragraph-properties fo:line-height="150%"/>
      <style:text-properties style:font-name-asian="Arial" style:font-name-complex="Arial"/>
    </style:style>
    <style:style style:name="P88" style:family="paragraph" style:parent-style-name="Standard">
      <style:paragraph-properties fo:line-height="150%"/>
      <style:text-properties fo:font-weight="bold" style:font-weight-asian="bold" style:font-name-complex="Arial"/>
    </style:style>
    <style:style style:name="P89" style:family="paragraph" style:parent-style-name="Standard">
      <style:paragraph-properties fo:text-align="justify" style:justify-single-word="false"/>
      <style:text-properties fo:color="#0000ff"/>
    </style:style>
    <style:style style:name="P90" style:family="paragraph" style:parent-style-name="Standard" style:list-style-name="WW8Num26">
      <style:paragraph-properties fo:text-align="justify" style:justify-single-word="false"/>
      <style:text-properties style:font-name-complex="Arial"/>
    </style:style>
    <style:style style:name="P91" style:family="paragraph" style:parent-style-name="Standard" style:list-style-name="WW8Num41">
      <style:paragraph-properties fo:text-align="justify" style:justify-single-word="false" style:snap-to-layout-grid="false"/>
      <style:text-properties style:font-name-complex="Arial"/>
    </style:style>
    <style:style style:name="P92"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8c861" officeooo:paragraph-rsid="0033d1fc" style:font-size-asian="8pt" style:font-weight-asian="bold" style:font-name-complex="Arial" style:font-size-complex="8pt"/>
    </style:style>
    <style:style style:name="P93"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9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9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9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97"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9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9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10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10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33d1fc" style:font-name-complex="Arial"/>
    </style:style>
    <style:style style:name="P10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103"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04" style:family="paragraph" style:parent-style-name="Standard" style:list-style-name="WW8Num5">
      <style:paragraph-properties fo:margin-top="0.212cm" fo:margin-bottom="0cm" loext:contextual-spacing="false"/>
      <style:text-properties fo:color="#0000ff" style:font-name-complex="Arial"/>
    </style:style>
    <style:style style:name="P105" style:family="paragraph" style:parent-style-name="Standard">
      <style:paragraph-properties fo:margin-top="0.212cm" fo:margin-bottom="0cm" loext:contextual-spacing="false" fo:text-align="justify" style:justify-single-word="false"/>
      <style:text-properties fo:color="#0000ff" style:font-name-complex="Arial"/>
    </style:style>
    <style:style style:name="P106" style:family="paragraph" style:parent-style-name="Standard" style:master-page-name="Standard">
      <style:paragraph-properties fo:line-height="150%" style:page-number="auto"/>
      <style:text-properties style:font-name-asian="Arial" style:font-name-complex="Arial"/>
    </style:style>
    <style:style style:name="P107"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8"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9"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10"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2dbfed" officeooo:paragraph-rsid="002dbfed" style:font-weight-asian="bold" style:font-name-complex="Arial"/>
    </style:style>
    <style:style style:name="P111"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33d1fc" officeooo:paragraph-rsid="0033d1fc" style:font-weight-asian="bold" style:font-name-complex="Arial"/>
    </style:style>
    <style:style style:name="P112" style:family="paragraph" style:parent-style-name="Standard">
      <style:paragraph-properties fo:margin-top="0.035cm" fo:margin-bottom="0.035cm" loext:contextual-spacing="false"/>
      <style:text-properties style:font-name-complex="Arial"/>
    </style:style>
    <style:style style:name="P113"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114"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11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11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117"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118"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11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120"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12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122" style:family="paragraph" style:parent-style-name="Standard">
      <style:paragraph-properties fo:margin-top="0.035cm" fo:margin-bottom="0.035cm" loext:contextual-spacing="false" style:snap-to-layout-grid="false"/>
      <style:text-properties style:font-name-complex="Arial"/>
    </style:style>
    <style:style style:name="P123"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124" style:family="paragraph" style:parent-style-name="Standard">
      <style:paragraph-properties fo:margin-top="0.035cm" fo:margin-bottom="0.035cm" loext:contextual-spacing="false" style:snap-to-layout-grid="false"/>
      <style:text-properties officeooo:rsid="002dbfed" officeooo:paragraph-rsid="002dbfed" style:font-name-complex="Arial"/>
    </style:style>
    <style:style style:name="P125"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26"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27"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8"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29"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30" style:family="paragraph" style:parent-style-name="Standard">
      <style:paragraph-properties fo:margin-top="0.035cm" fo:margin-bottom="0cm" loext:contextual-spacing="false"/>
    </style:style>
    <style:style style:name="P131" style:family="paragraph" style:parent-style-name="Standard">
      <style:paragraph-properties fo:margin-top="0.035cm" fo:margin-bottom="0cm" loext:contextual-spacing="false"/>
      <style:text-properties style:font-name-complex="Arial"/>
    </style:style>
    <style:style style:name="P132" style:family="paragraph" style:parent-style-name="Standard" style:list-style-name="WW8Num26">
      <style:paragraph-properties fo:margin-top="0.035cm" fo:margin-bottom="0cm" loext:contextual-spacing="false"/>
      <style:text-properties style:font-name-complex="Arial"/>
    </style:style>
    <style:style style:name="P133" style:family="paragraph" style:parent-style-name="Standard">
      <style:paragraph-properties fo:margin-top="0.035cm" fo:margin-bottom="0cm" loext:contextual-spacing="false" fo:text-align="justify" style:justify-single-word="false"/>
      <style:text-properties style:font-name-complex="Arial"/>
    </style:style>
    <style:style style:name="P134" style:family="paragraph" style:parent-style-name="Standard">
      <style:paragraph-properties fo:margin-top="0.035cm" fo:margin-bottom="0cm" loext:contextual-spacing="false"/>
      <style:text-properties fo:font-weight="bold" style:font-weight-asian="bold" style:font-name-complex="Arial"/>
    </style:style>
    <style:style style:name="P135"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36"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37"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38" style:family="paragraph" style:parent-style-name="Standard">
      <style:paragraph-properties fo:text-align="justify" style:justify-single-word="false" fo:break-before="page"/>
      <style:text-properties fo:color="#0000ff" style:font-name-complex="Arial"/>
    </style:style>
    <style:style style:name="P139"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40" style:family="paragraph" style:parent-style-name="Footer">
      <style:text-properties style:font-name="Century Gothic" fo:font-size="6pt" style:font-size-asian="6pt" style:font-name-complex="Century Gothic" style:font-size-complex="6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22b8e7" style:font-size-asian="6pt" style:font-name-complex="Century Gothic" style:font-size-complex="6pt"/>
    </style:style>
    <style:style style:name="T4" style:family="text">
      <style:text-properties style:font-name="Century Gothic" fo:font-size="6pt" officeooo:rsid="0028c861" style:font-size-asian="6pt" style:font-name-complex="Century Gothic" style:font-size-complex="6pt"/>
    </style:style>
    <style:style style:name="T5" style:family="text">
      <style:text-properties style:font-name="Century Gothic" fo:font-size="6pt" officeooo:rsid="002b495c" style:font-size-asian="6pt" style:font-name-complex="Century Gothic" style:font-size-complex="6pt"/>
    </style:style>
    <style:style style:name="T6" style:family="text">
      <style:text-properties style:font-name="Century Gothic" fo:font-size="8pt" fo:font-weight="bold" style:font-size-asian="8pt" style:font-weight-asian="bold" style:font-name-complex="Century Gothic" style:font-size-complex="8pt"/>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font-name-complex="Arial"/>
    </style:style>
    <style:style style:name="T11" style:family="text">
      <style:text-properties style:font-name-complex="Arial" style:font-weight-complex="bold"/>
    </style:style>
    <style:style style:name="T12" style:family="text">
      <style:text-properties fo:color="#ffffff" fo:font-weight="bold" style:font-weight-asian="bold" style:font-name-complex="Arial"/>
    </style:style>
    <style:style style:name="T13" style:family="text">
      <style:text-properties fo:color="#ffffff" style:text-position="super 58%" fo:font-weight="bold" style:font-weight-asian="bold" style:font-name-complex="Arial"/>
    </style:style>
    <style:style style:name="T14" style:family="text">
      <style:text-properties fo:color="#000000" style:font-name-complex="Arial"/>
    </style:style>
    <style:style style:name="T15" style:family="text">
      <style:text-properties fo:color="#000000" officeooo:rsid="00155767" style:font-name-complex="Arial"/>
    </style:style>
    <style:style style:name="T16" style:family="text">
      <style:text-properties fo:color="#000000" officeooo:rsid="0016e5be" style:font-name-complex="Arial"/>
    </style:style>
    <style:style style:name="T17" style:family="text">
      <style:text-properties fo:color="#000000" officeooo:rsid="001b2629" style:font-name-complex="Arial"/>
    </style:style>
    <style:style style:name="T18" style:family="text">
      <style:text-properties fo:color="#000000" officeooo:rsid="0022b8e7" style:font-name-complex="Arial"/>
    </style:style>
    <style:style style:name="T19" style:family="text">
      <style:text-properties fo:color="#000000" officeooo:rsid="0030732c" style:font-name-complex="Arial"/>
    </style:style>
    <style:style style:name="T20" style:family="text">
      <style:text-properties style:text-position="super 58%" style:font-name-complex="Arial"/>
    </style:style>
    <style:style style:name="T21" style:family="text">
      <style:text-properties fo:font-variant="small-caps" fo:language="none" fo:country="none" style:language-asian="none" style:country-asian="none"/>
    </style:style>
    <style:style style:name="T22" style:family="text">
      <style:text-properties fo:language="none" fo:country="none" style:language-asian="none" style:country-asian="none"/>
    </style:style>
    <style:style style:name="T23" style:family="text">
      <style:text-properties fo:font-weight="normal" style:font-weight-asian="normal" style:font-weight-complex="normal"/>
    </style:style>
    <style:style style:name="T24"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5"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6" style:family="text">
      <style:text-properties fo:font-variant="normal" fo:text-transform="none" fo:language="none" fo:country="none" style:language-asian="none" style:country-asian="none"/>
    </style:style>
    <style:style style:name="T27" style:family="text">
      <style:text-properties fo:font-style="italic" style:font-style-asian="italic" style:font-name-complex="Arial"/>
    </style:style>
    <style:style style:name="T28" style:family="text">
      <style:text-properties officeooo:rsid="00155767"/>
    </style:style>
    <style:style style:name="T29" style:family="text">
      <style:text-properties officeooo:rsid="0038edbc"/>
    </style:style>
    <style:style style:name="T30" style:family="text">
      <style:text-properties officeooo:rsid="0024ec68"/>
    </style:style>
    <style:style style:name="T31" style:family="text">
      <style:text-properties officeooo:rsid="0035b2c3"/>
    </style:style>
    <style:style style:name="T32" style:family="text">
      <style:text-properties officeooo:rsid="001dc496"/>
    </style:style>
    <style:style style:name="T33" style:family="text">
      <style:text-properties officeooo:rsid="00209cca"/>
    </style:style>
    <style:style style:name="T34" style:family="text">
      <style:text-properties fo:background-color="transparent" loext:char-shading-value="0"/>
    </style:style>
    <style:style style:name="T35" style:family="text">
      <style:text-properties officeooo:rsid="00239931"/>
    </style:style>
    <style:style style:name="T36" style:family="text">
      <style:text-properties officeooo:rsid="0028c861"/>
    </style:style>
    <style:style style:name="T37" style:family="text">
      <style:text-properties officeooo:rsid="00298669"/>
    </style:style>
    <style:style style:name="T38" style:family="text">
      <style:text-properties officeooo:rsid="002cf80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3"><text:bookmark-end text:name="OLE_LINK1"/></text:p>
      <text:p text:style-name="P29"/>
      <text:p text:style-name="P29"/>
      <text:p text:style-name="P85"><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4"><text:title>Plan de Pruebas del Sistema</text:title></text:span><text:span text:style-name="T14">: </text:span><text:span text:style-name="T15">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3">1</text:span><text:span text:style-name="T12">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3">2</text:span><text:span text:style-name="T12">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3">3</text:span><text:span text:style-name="T12">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6">1.</text:span><text:span text:style-name="T17">2.</text:span><text:span text:style-name="T18">2-</text:span><text:span text:style-name="T19">1</text:span></text:p>
          </table:table-cell>
          <table:table-cell table:style-name="Tabla1.A1" office:value-type="string">
            <text:p text:style-name="P18">Fecha Versión</text:p>
          </table:table-cell>
          <table:table-cell table:style-name="Tabla1.D6" office:value-type="string">
            <text:p text:style-name="P101">3/2/2019</text:p>
          </table:table-cell>
        </table:table-row>
      </table:table>
      <text:p text:style-name="P33"/>
      <text:p text:style-name="P31"><text:span text:style-name="T20">1</text:span><text:span text:style-name="T10">Nombre y Apellidos de la persona responsable de la Elaboración del Documento.</text:span></text:p>
      <text:p text:style-name="P31"><text:span text:style-name="T20">2</text:span><text:span text:style-name="T10"> Nombre y apellidos de la persona que realizará la revisión del Documento.</text:span></text:p>
      <text:p text:style-name="P31"><text:span text:style-name="T20">3 </text:span><text:span text:style-name="T10">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7">Inicio <text:s/>Planificación de pruebas</text:p>
          </table:table-cell>
          <table:table-cell table:style-name="Tabla3.C2" office:value-type="string">
            <text:p text:style-name="P7">Diego Rojas</text:p>
          </table:table-cell>
          <table:table-cell table:style-name="Tabla3.D2" office:value-type="string">
            <text:p text:style-name="P6"><text:span text:style-name="T28">18</text:span>/<text:span text:style-name="T28">11</text:span>/<text:span text:style-name="T28">2018</text:span></text:p>
          </table:table-cell>
        </table:table-row>
        <table:table-row table:style-name="Tabla3.2">
          <table:table-cell table:style-name="Tabla3.A3" office:value-type="string">
            <text:p text:style-name="P8">1.1.0</text:p>
          </table:table-cell>
          <table:table-cell table:style-name="Tabla3.B3" office:value-type="string">
            <text:p text:style-name="P8">Incorporando Escenarios a las funcionalidades</text:p>
          </table:table-cell>
          <table:table-cell table:style-name="Tabla3.C3" office:value-type="string">
            <text:p text:style-name="P8">Diego Rojas</text:p>
          </table:table-cell>
          <table:table-cell table:style-name="Tabla3.D3" office:value-type="string">
            <text:p text:style-name="P8">10/12/2018</text:p>
          </table:table-cell>
        </table:table-row>
        <table:table-row table:style-name="Tabla3.2">
          <table:table-cell table:style-name="Tabla3.A4" office:value-type="string">
            <text:p text:style-name="P9">1.1.1</text:p>
          </table:table-cell>
          <table:table-cell table:style-name="Tabla3.B4" office:value-type="string">
            <text:p text:style-name="P11">Incorporando a <text:s/>pruebas de aceptación en desarrollo</text:p>
          </table:table-cell>
          <table:table-cell table:style-name="Tabla3.C4" office:value-type="string">
            <text:p text:style-name="P9">Diego Rojas</text:p>
          </table:table-cell>
          <table:table-cell table:style-name="Tabla3.D4" office:value-type="string">
            <text:p text:style-name="P9">20/12/2018</text:p>
          </table:table-cell>
        </table:table-row>
        <table:table-row table:style-name="Tabla3.2">
          <table:table-cell table:style-name="Tabla3.A5" office:value-type="string">
            <text:p text:style-name="P11">1.1.2</text:p>
          </table:table-cell>
          <table:table-cell table:style-name="Tabla3.B5" office:value-type="string">
            <text:p text:style-name="P10">Detallando primeras tareas al catalogo de pruebas funcionales</text:p>
          </table:table-cell>
          <table:table-cell table:style-name="Tabla3.C5" office:value-type="string">
            <text:p text:style-name="P11">Diego Rojas</text:p>
          </table:table-cell>
          <table:table-cell table:style-name="Tabla3.D5" office:value-type="string">
            <text:p text:style-name="P11">27/12/2018</text:p>
          </table:table-cell>
        </table:table-row>
        <table:table-row table:style-name="Tabla3.2">
          <table:table-cell table:style-name="Tabla3.A6" office:value-type="string">
            <text:p text:style-name="P93">1.2.0</text:p>
          </table:table-cell>
          <table:table-cell table:style-name="Tabla3.B6" office:value-type="string">
            <text:p text:style-name="P93">Se Realizan cambios de contexto a las pruebas</text:p>
          </table:table-cell>
          <table:table-cell table:style-name="Tabla3.C6" office:value-type="string">
            <text:p text:style-name="P93">Diego Rojas</text:p>
          </table:table-cell>
          <table:table-cell table:style-name="Tabla3.D6" office:value-type="string">
            <text:p text:style-name="P93">15/1/2019</text:p>
          </table:table-cell>
        </table:table-row>
        <table:table-row table:style-name="Tabla3.2">
          <table:table-cell table:style-name="Tabla3.A7" office:value-type="string">
            <text:p text:style-name="P94">1.2.1</text:p>
          </table:table-cell>
          <table:table-cell table:style-name="Tabla3.B7" office:value-type="string">
            <text:p text:style-name="P95">Se Agregan Escenario y entornos para accesos y uso en las pruebas</text:p>
          </table:table-cell>
          <table:table-cell table:style-name="Tabla3.C7" office:value-type="string">
            <text:p text:style-name="P94">Diego Rojas</text:p>
          </table:table-cell>
          <table:table-cell table:style-name="Tabla3.D7" office:value-type="string">
            <text:p text:style-name="P94">20/1/201<text:span text:style-name="T33">9</text:span></text:p>
          </table:table-cell>
        </table:table-row>
        <text:soft-page-break/>
        <table:table-row table:style-name="Tabla3.2">
          <table:table-cell table:style-name="Tabla3.A8" office:value-type="string">
            <text:p text:style-name="P97">1.2.2</text:p>
          </table:table-cell>
          <table:table-cell table:style-name="Tabla3.B8" office:value-type="string">
            <text:p text:style-name="P96">Se agrega disponibilidad de otros sistemas</text:p>
          </table:table-cell>
          <table:table-cell table:style-name="Tabla3.C8" office:value-type="string">
            <text:p text:style-name="P97">Diego Rojas</text:p>
          </table:table-cell>
          <table:table-cell table:style-name="Tabla3.D8" office:value-type="string">
            <text:p text:style-name="P97">25/1/2019</text:p>
          </table:table-cell>
        </table:table-row>
        <table:table-row table:style-name="Tabla3.2">
          <table:table-cell table:style-name="Tabla3.A9" office:value-type="string">
            <text:p text:style-name="P98">1.2.2-<text:span text:style-name="T35">0</text:span></text:p>
          </table:table-cell>
          <table:table-cell table:style-name="Tabla3.B9" office:value-type="string">
            <text:p text:style-name="P98"><text:span text:style-name="T38">Modificación</text:span> de Pre-Requisitos de escenarios</text:p>
          </table:table-cell>
          <table:table-cell table:style-name="Tabla3.C9" office:value-type="string">
            <text:p text:style-name="P98">Diego Rojas</text:p>
          </table:table-cell>
          <table:table-cell table:style-name="Tabla3.D9" office:value-type="string">
            <text:p text:style-name="P98">30/1/2019</text:p>
          </table:table-cell>
        </table:table-row>
        <table:table-row table:style-name="Tabla3.2">
          <table:table-cell table:style-name="Tabla3.A10" office:value-type="string">
            <text:p text:style-name="P99">1.2.2-<text:span text:style-name="T36">1</text:span></text:p>
          </table:table-cell>
          <table:table-cell table:style-name="Tabla3.B10" office:value-type="string">
            <text:p text:style-name="P100"><text:span text:style-name="T38">Modificación</text:span> de juego de datos para las pruebas</text:p>
          </table:table-cell>
          <table:table-cell table:style-name="Tabla3.C10" office:value-type="string">
            <text:p text:style-name="P100">Diego Rojas</text:p>
          </table:table-cell>
          <table:table-cell table:style-name="Tabla3.D10" office:value-type="string">
            <text:p text:style-name="P100">3/2/2019</text:p>
          </table:table-cell>
        </table:table-row>
        <table:table-row table:style-name="Tabla3.2">
          <table:table-cell table:style-name="Tabla3.A11" office:value-type="string">
            <text:p text:style-name="P102">1.2.3</text:p>
          </table:table-cell>
          <table:table-cell table:style-name="Tabla3.B11" office:value-type="string">
            <text:p text:style-name="P102">Se <text:s/>Agregan y cambian las funciones de casos de <text:span text:style-name="T38">aceptación y pruebas funcionales</text:span></text:p>
          </table:table-cell>
          <table:table-cell table:style-name="Tabla3.C11" office:value-type="string">
            <text:p text:style-name="P102">Diego Rojas</text:p>
          </table:table-cell>
          <table:table-cell table:style-name="Tabla3.D11" office:value-type="string">
            <text:p text:style-name="P102">5/2/2019</text:p>
          </table:table-cell>
        </table:table-row>
      </table:table>
      <text:p text:style-name="Standard"/>
      <text:p text:style-name="P46"/>
      <text:p text:style-name="P83">INDICE</text:p>
      <text:p text:style-name="P81"/>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1">1.</text:span></text:a><text:a xlink:type="simple" xlink:href="#__RefHeading___Toc224538207" text:style-name="Internet_20_link" text:visited-style-name="Visited_20_Internet_20_Link"><text:span text:style-name="T24"><text:tab/></text:span></text:a><text:a xlink:type="simple" xlink:href="#__RefHeading___Toc224538207" text:style-name="Internet_20_link" text:visited-style-name="Visited_20_Internet_20_Link"><text:span text:style-name="T22">FASE DE DISEÑO FUNCIONAL DEL SISTEMA<text:tab/>6</text:span></text:a></text:p>
          <text:p text:style-name="Contents_20_2"><text:a xlink:type="simple" xlink:href="#__RefHeading___Toc224538208" text:style-name="Internet_20_link" text:visited-style-name="Visited_20_Internet_20_Link"><text:span text:style-name="T22">1.1</text:span></text:a><text:a xlink:type="simple" xlink:href="#__RefHeading___Toc224538208" text:style-name="Internet_20_link" text:visited-style-name="Visited_20_Internet_20_Link"><text:span text:style-name="T25"><text:tab/></text:span></text:a><text:a xlink:type="simple" xlink:href="#__RefHeading___Toc224538208" text:style-name="Internet_20_link" text:visited-style-name="Visited_20_Internet_20_Link"><text:span text:style-name="T22">DEFINICIÓN DE ESTRATEGIA DE PRUEBAS<text:tab/>6</text:span></text:a></text:p>
          <text:p text:style-name="Contents_20_2"><text:a xlink:type="simple" xlink:href="#__RefHeading___Toc224538209" text:style-name="Internet_20_link" text:visited-style-name="Visited_20_Internet_20_Link"><text:span text:style-name="T22">1.2</text:span></text:a><text:a xlink:type="simple" xlink:href="#__RefHeading___Toc224538209" text:style-name="Internet_20_link" text:visited-style-name="Visited_20_Internet_20_Link"><text:span text:style-name="T25"><text:tab/></text:span></text:a><text:a xlink:type="simple" xlink:href="#__RefHeading___Toc224538209" text:style-name="Internet_20_link" text:visited-style-name="Visited_20_Internet_20_Link"><text:span text:style-name="T22">ESCENARIOS Y ENTORNOS DE PRUEBAS<text:tab/>6</text:span></text:a></text:p>
          <text:p text:style-name="Contents_20_2"><text:a xlink:type="simple" xlink:href="#__RefHeading___Toc224538210" text:style-name="Internet_20_link" text:visited-style-name="Visited_20_Internet_20_Link"><text:span text:style-name="T22">1.3</text:span></text:a><text:a xlink:type="simple" xlink:href="#__RefHeading___Toc224538210" text:style-name="Internet_20_link" text:visited-style-name="Visited_20_Internet_20_Link"><text:span text:style-name="T25"><text:tab/></text:span></text:a><text:a xlink:type="simple" xlink:href="#__RefHeading___Toc224538210" text:style-name="Internet_20_link" text:visited-style-name="Visited_20_Internet_20_Link"><text:span text:style-name="T22">CATÁLOGO DE CASOS DE PRUEBAS DE ACEPTACIÓN<text:tab/>7</text:span></text:a></text:p>
          <text:p text:style-name="Contents_20_1"><text:a xlink:type="simple" xlink:href="#__RefHeading___Toc224538211" text:style-name="Internet_20_link" text:visited-style-name="Visited_20_Internet_20_Link"><text:span text:style-name="T22">2.</text:span></text:a><text:a xlink:type="simple" xlink:href="#__RefHeading___Toc224538211" text:style-name="Internet_20_link" text:visited-style-name="Visited_20_Internet_20_Link"><text:span text:style-name="T24"><text:tab/></text:span></text:a><text:a xlink:type="simple" xlink:href="#__RefHeading___Toc224538211" text:style-name="Internet_20_link" text:visited-style-name="Visited_20_Internet_20_Link"><text:span text:style-name="T22">FASE DE DISEÑO TÉCNICO DEL SISTEMA<text:tab/>8</text:span></text:a></text:p>
          <text:p text:style-name="Contents_20_2"><text:a xlink:type="simple" xlink:href="#__RefHeading___Toc224538212" text:style-name="Internet_20_link" text:visited-style-name="Visited_20_Internet_20_Link"><text:span text:style-name="T22">2.1</text:span></text:a><text:a xlink:type="simple" xlink:href="#__RefHeading___Toc224538212" text:style-name="Internet_20_link" text:visited-style-name="Visited_20_Internet_20_Link"><text:span text:style-name="T25"><text:tab/></text:span></text:a><text:a xlink:type="simple" xlink:href="#__RefHeading___Toc224538212" text:style-name="Internet_20_link" text:visited-style-name="Visited_20_Internet_20_Link"><text:span text:style-name="T22">CATÁLOGO DE TAREAS DE PRUEBAS FUNCIONALES<text:tab/>8</text:span></text:a></text:p>
          <text:p text:style-name="Contents_20_2"><text:a xlink:type="simple" xlink:href="#__RefHeading___Toc224538213" text:style-name="Internet_20_link" text:visited-style-name="Visited_20_Internet_20_Link"><text:span text:style-name="T22">2.2</text:span></text:a><text:a xlink:type="simple" xlink:href="#__RefHeading___Toc224538213" text:style-name="Internet_20_link" text:visited-style-name="Visited_20_Internet_20_Link"><text:span text:style-name="T25"><text:tab/></text:span></text:a><text:a xlink:type="simple" xlink:href="#__RefHeading___Toc224538213" text:style-name="Internet_20_link" text:visited-style-name="Visited_20_Internet_20_Link"><text:span text:style-name="T22">CATÁLOGO DE TAREAS DE PRUEBAS DE RENDIMIENTO<text:tab/>10</text:span></text:a></text:p>
          <text:p text:style-name="Contents_20_2"><text:a xlink:type="simple" xlink:href="#__RefHeading___Toc224538214" text:style-name="Internet_20_link" text:visited-style-name="Visited_20_Internet_20_Link"><text:span text:style-name="T22">2.3</text:span></text:a><text:a xlink:type="simple" xlink:href="#__RefHeading___Toc224538214" text:style-name="Internet_20_link" text:visited-style-name="Visited_20_Internet_20_Link"><text:span text:style-name="T25"><text:tab/></text:span></text:a><text:a xlink:type="simple" xlink:href="#__RefHeading___Toc224538214" text:style-name="Internet_20_link" text:visited-style-name="Visited_20_Internet_20_Link"><text:span text:style-name="T22">CATÁLOGO DE CASOS DE PRUEBA DE INTEGRACIÓN Y SISTEMA<text:tab/>11</text:span></text:a></text:p>
          <text:p text:style-name="Contents_20_2"><text:a xlink:type="simple" xlink:href="#__RefHeading___Toc224538215" text:style-name="Internet_20_link" text:visited-style-name="Visited_20_Internet_20_Link"><text:span text:style-name="T22">2.4</text:span></text:a><text:a xlink:type="simple" xlink:href="#__RefHeading___Toc224538215" text:style-name="Internet_20_link" text:visited-style-name="Visited_20_Internet_20_Link"><text:span text:style-name="T25"><text:tab/></text:span></text:a><text:a xlink:type="simple" xlink:href="#__RefHeading___Toc224538215" text:style-name="Internet_20_link" text:visited-style-name="Visited_20_Internet_20_Link"><text:span text:style-name="T22">RELACIÓN DE COMPONENTES DE PRUEBAS<text:tab/>13</text:span></text:a></text:p>
          <text:p text:style-name="Contents_20_1"><text:a xlink:type="simple" xlink:href="#__RefHeading___Toc224538216" text:style-name="Internet_20_link" text:visited-style-name="Visited_20_Internet_20_Link"><text:span text:style-name="T26">3.</text:span></text:a><text:a xlink:type="simple" xlink:href="#__RefHeading___Toc224538216" text:style-name="Internet_20_link" text:visited-style-name="Visited_20_Internet_20_Link"><text:span text:style-name="T24"><text:tab/></text:span></text:a><text:a xlink:type="simple" xlink:href="#__RefHeading___Toc224538216" text:style-name="Internet_20_link" text:visited-style-name="Visited_20_Internet_20_Link"><text:span text:style-name="T26">FASE DE CONSTRUCCIÓN DEL SISTEMA<text:tab/>13</text:span></text:a></text:p>
        </text:index-body>
      </text:table-of-content>
      <text:p text:style-name="P82"/>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6"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3295952760" text:style-name="WW8Num5">
        <text:list-item>
          <text:p text:style-name="P104">Descripción de la aplicación y las funcionalidades que satisface.</text:p>
        </text:list-item>
        <text:list-item>
          <text:p text:style-name="P104">Modos de acceso a la aplicación y escenarios de uso.</text:p>
        </text:list-item>
        <text:list-item>
          <text:p text:style-name="P104">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4"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4"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0">Detallar la configuración de equipos y otros dispositivos necesaria para hacer la</text:p>
            <text:p text:style-name="P60">prueba</text:p>
          </table:table-cell>
          <table:table-cell table:style-name="Tabla5.C3" office:value-type="string">
            <text:p text:style-name="P61">media</text:p>
          </table:table-cell>
        </table:table-row>
        <table:table-row table:style-name="Tabla5.3">
          <table:table-cell table:style-name="Tabla5.A4" office:value-type="string">
            <text:p text:style-name="P66">2</text:p>
          </table:table-cell>
          <table:table-cell table:style-name="Tabla5.B4" office:value-type="string">
            <text:p text:style-name="P125"><text:span text:style-name="T29">Entregar resultados en las distintas etapas de pruebas a realizar</text:span>, <text:span text:style-name="T29">con </text:span>historias de usuario en sistema, <text:span text:style-name="T30">conforme al ciclo de vida.</text:span></text:p>
          </table:table-cell>
          <table:table-cell table:style-name="Tabla5.C4" office:value-type="string">
            <text:p text:style-name="P58">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4">1</text:p>
          </table:table-cell>
          <table:table-cell table:style-name="Tabla5.B6" office:value-type="string">
            <text:p text:style-name="P114">Aplicación debe probar<text:span text:style-name="T34"> su portabilidad</text:span>, definiendo su uso web <text:span text:style-name="T32">en</text:span> equipo escritorio <text:span text:style-name="T29">y móvil</text:span></text:p>
          </table:table-cell>
          <table:table-cell table:style-name="Tabla5.C6" office:value-type="string">
            <text:p text:style-name="P58">media</text:p>
          </table:table-cell>
        </table:table-row>
        <table:table-row table:style-name="Tabla5.3">
          <table:table-cell table:style-name="Tabla5.A7" office:value-type="string">
            <text:p text:style-name="P58">2</text:p>
          </table:table-cell>
          <table:table-cell table:style-name="Tabla5.B7" office:value-type="string">
            <text:p text:style-name="P114">Aplicación debe probar<text:span text:style-name="T34"> su portabilidad</text:span>, definiendo su uso web <text:span text:style-name="T32">en</text:span> equipo escritorio <text:span text:style-name="T29">y móvil</text:span></text:p>
          </table:table-cell>
          <table:table-cell table:style-name="Tabla5.C7" office:value-type="string">
            <text:p text:style-name="P115">Alta</text:p>
          </table:table-cell>
        </table:table-row>
        <table:table-row table:style-name="Tabla5.3">
          <table:table-cell table:style-name="Tabla5.A8" office:value-type="string">
            <text:p text:style-name="P115">3</text:p>
          </table:table-cell>
          <table:table-cell table:style-name="Tabla5.B8" office:value-type="string">
            <text:p text:style-name="P127">Aplicación debe ser segura, donde perfiles definan que tipo de información acceden</text:p>
          </table:table-cell>
          <table:table-cell table:style-name="Tabla5.C8" office:value-type="string">
            <text:p text:style-name="P115">Alt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10" office:value-type="string">
            <text:p text:style-name="P64">1</text:p>
          </table:table-cell>
          <table:table-cell table:style-name="Tabla5.B10" office:value-type="string">
            <text:p text:style-name="P53">Servicio de datos en almacenamiento deben estar constantemente operativos</text:p>
          </table:table-cell>
          <table:table-cell table:style-name="Tabla5.C10" office:value-type="string">
            <text:p text:style-name="P58">media</text:p>
          </table:table-cell>
        </table:table-row>
        <table:table-row table:style-name="Tabla5.3">
          <table:table-cell table:style-name="Tabla5.A11" office:value-type="string">
            <text:p text:style-name="P116">2</text:p>
          </table:table-cell>
          <table:table-cell table:style-name="Tabla5.B11" office:value-type="string">
            <text:p text:style-name="P126">Servicio de inventario para la disposición de insumos en la empresa</text:p>
          </table:table-cell>
          <table:table-cell table:style-name="Tabla5.C11" office:value-type="string">
            <text:p text:style-name="P116">Alta</text:p>
          </table:table-cell>
        </table:table-row>
        <table:table-row table:style-name="Tabla5.3">
          <table:table-cell table:style-name="Tabla5.A12" office:value-type="string">
            <text:p text:style-name="P116">3</text:p>
          </table:table-cell>
          <table:table-cell table:style-name="Tabla5.B12" office:value-type="string">
            <text:p text:style-name="P113">Servicio de proveedores que permita un seguimiento en los flujos de inventario</text:p>
          </table:table-cell>
          <table:table-cell table:style-name="Tabla5.C12" office:value-type="string">
            <text:p text:style-name="P116">Alta</text:p>
          </table:table-cell>
        </table:table-row>
        <table:table-row table:style-name="Tabla5.3">
          <table:table-cell table:style-name="Tabla5.A13" office:value-type="string">
            <text:p text:style-name="P116">4</text:p>
          </table:table-cell>
          <table:table-cell table:style-name="Tabla5.B13" office:value-type="string">
            <text:p text:style-name="P113">Servicio de solicitudes para órdenes de compra en el inventario</text:p>
          </table:table-cell>
          <table:table-cell table:style-name="Tabla5.C13" office:value-type="string">
            <text:p text:style-name="P116">Alta</text:p>
          </table:table-cell>
        </table:table-row>
        <table:table-row table:style-name="Tabla5.3">
          <table:table-cell table:style-name="Tabla5.A14" office:value-type="string">
            <text:p text:style-name="P116">5</text:p>
          </table:table-cell>
          <table:table-cell table:style-name="Tabla5.B14" office:value-type="string">
            <text:p text:style-name="P113">Servicio <text:span text:style-name="T31">de préstamos en artículos del inventario para trabajadores de la empresa</text:span></text:p>
          </table:table-cell>
          <table:table-cell table:style-name="Tabla5.C14" office:value-type="string">
            <text:p text:style-name="P116">Alta</text:p>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6" office:value-type="string">
            <text:p text:style-name="P64">1</text:p>
          </table:table-cell>
          <table:table-cell table:style-name="Tabla5.B16" office:value-type="string">
            <text:p text:style-name="P117">La existencia de productos en el inventario debe ser coherente con los del sistema</text:p>
          </table:table-cell>
          <table:table-cell table:style-name="Tabla5.C16" office:value-type="string">
            <text:p text:style-name="P58">alta</text:p>
          </table:table-cell>
        </table:table-row>
        <table:table-row table:style-name="Tabla5.3">
          <table:table-cell table:style-name="Tabla5.A17" office:value-type="string">
            <text:p text:style-name="P119">2</text:p>
          </table:table-cell>
          <table:table-cell table:style-name="Tabla5.B17" office:value-type="string">
            <text:p text:style-name="P118">Selección de usuarios para pruebas de sistemas y aceptación.</text:p>
          </table:table-cell>
          <table:table-cell table:style-name="Tabla5.C17" office:value-type="string">
            <text:p text:style-name="P119">Media</text:p>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9" office:value-type="string">
            <text:p text:style-name="P64">1</text:p>
          </table:table-cell>
          <table:table-cell table:style-name="Tabla5.B19" office:value-type="string">
            <text:p text:style-name="P53">Base de datos relacional para productos, proveedores, órdenes de compra y</text:p>
            <text:p text:style-name="P53">préstamos</text:p>
          </table:table-cell>
          <table:table-cell table:style-name="Tabla5.C19" office:value-type="string">
            <text:p text:style-name="P58"><text:span text:style-name="T37">A</text:span>lta</text:p>
          </table:table-cell>
        </table:table-row>
        <table:table-row table:style-name="Tabla5.3">
          <table:table-cell table:style-name="Tabla5.A20" office:value-type="string">
            <text:p text:style-name="P128">2</text:p>
          </table:table-cell>
          <table:table-cell table:style-name="Tabla5.B20" office:value-type="string">
            <text:p text:style-name="P120">Proyección de gráficos como herramienta para los niveles de inventario</text:p>
          </table:table-cell>
          <table:table-cell table:style-name="Tabla5.C20" office:value-type="string">
            <text:p text:style-name="P121">Medi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4"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7">Nº</text:p>
          </table:table-cell>
          <table:table-cell table:style-name="Tabla6.A2" office:value-type="string">
            <text:p text:style-name="P78">FUNCIÓN</text:p>
          </table:table-cell>
          <table:table-cell table:style-name="Tabla6.A2" office:value-type="string">
            <text:p text:style-name="P78">NC</text:p>
          </table:table-cell>
          <table:table-cell table:style-name="Tabla6.D2" office:value-type="string">
            <text:p text:style-name="P78">ESPECIFICACIÓN DE LAS PRUEBAS</text:p>
          </table:table-cell>
        </table:table-row>
        <table:table-row table:style-name="Tabla6.1">
          <table:table-cell table:style-name="Tabla6.A3" office:value-type="string">
            <text:p text:style-name="P54">1</text:p>
          </table:table-cell>
          <table:table-cell table:style-name="Tabla6.B3" office:value-type="string">
            <text:p text:style-name="P111">FUNCION N</text:p>
          </table:table-cell>
          <table:table-cell table:style-name="Tabla6.C3" office:value-type="string">
            <text:p text:style-name="P62"/>
          </table:table-cell>
          <table:table-cell table:style-name="Tabla6.D3" office:value-type="string">
            <text:p text:style-name="P55"/>
          </table:table-cell>
        </table:table-row>
        <table:table-row table:style-name="Tabla6.1">
          <table:table-cell table:style-name="Tabla6.A4" office:value-type="string">
            <text:p text:style-name="P55"/>
          </table:table-cell>
          <table:table-cell table:style-name="Tabla6.B4" office:value-type="string">
            <text:p text:style-name="P56"/>
          </table:table-cell>
          <table:table-cell table:style-name="Tabla6.C4" office:value-type="string">
            <text:p text:style-name="P51">1</text:p>
          </table:table-cell>
          <table:table-cell table:style-name="Tabla6.D4" office:value-type="string">
            <text:p text:style-name="P72"><text:span text:style-name="T9">Descripción: </text:span>Validación y redirección de credenciales</text:p>
            <text:p text:style-name="P69">Requisitos probados:</text:p>
            <text:p text:style-name="P72"><text:span text:style-name="T9">Objetivo:</text:span> Comprobar que sólo los usuarios autorizados tienen acceso a la</text:p>
            <text:p text:style-name="P72">aplicación.</text:p>
            <text:p text:style-name="P69">Pruebas a realizar:</text:p>
            <text:p text:style-name="P72">T-1. Comprobar que un usuario autorizado tiene acceso a la aplicación.</text:p>
            <text:p text:style-name="P72">T-2. Comprobar que un usuario autorizado con un password incorrecto no accede.</text:p>
            <text:p text:style-name="P72">T-3. Comprobar que un usuario inexistente no tiene acceso.</text:p>
            <text:p text:style-name="P32"/>
          </table:table-cell>
        </table:table-row>
        <table:table-row table:style-name="Tabla6.1">
          <table:table-cell table:style-name="Tabla6.A5" office:value-type="string">
            <text:p text:style-name="P55"/>
          </table:table-cell>
          <table:table-cell table:style-name="Tabla6.B5" office:value-type="string">
            <text:p text:style-name="P55"/>
          </table:table-cell>
          <table:table-cell table:style-name="Tabla6.C5" office:value-type="string">
            <text:p text:style-name="P51">2</text:p>
          </table:table-cell>
          <table:table-cell table:style-name="Tabla6.D5" office:value-type="string">
            <text:p text:style-name="P72"><text:span text:style-name="T9">Descripción: </text:span>Consulta de Aplicación.</text:p>
            <text:p text:style-name="P69">Requisitos probados:</text:p>
            <text:p text:style-name="P72"><text:span text:style-name="T9">Objetivo: </text:span>Comprobar la correcta recuperación de toda la información asociada a</text:p>
            <text:p text:style-name="P72">productos, trabajadores y proveedores</text:p>
            <text:p text:style-name="P69">Pruebas a realizar:</text:p>
            <text:p text:style-name="P72">T-1. Comprobar que se visualiza la disponibilidad de productos</text:p>
            <text:p text:style-name="P72">T-2. Comprobar que están todos los datos de los trabajadores y proveedores</text:p>
            <text:p text:style-name="P72"><text:soft-page-break/>T-3. Comprobar que los datos del inventario sean coherentes con los de bodega.</text:p>
          </table:table-cell>
        </table:table-row>
        <table:table-row table:style-name="Tabla6.1">
          <table:table-cell table:style-name="Tabla6.A6" office:value-type="string">
            <text:p text:style-name="P55"/>
          </table:table-cell>
          <table:table-cell table:style-name="Tabla6.B6" office:value-type="string">
            <text:p text:style-name="P55"/>
          </table:table-cell>
          <table:table-cell table:style-name="Tabla6.C6" office:value-type="string">
            <text:p text:style-name="P51">3</text:p>
          </table:table-cell>
          <table:table-cell table:style-name="Tabla6.D6" office:value-type="string">
            <text:p text:style-name="P67"><text:span text:style-name="T8">Descripción:</text:span><text:span text:style-name="T10"> Búsqueda de Items del inventario</text:span></text:p>
            <text:p text:style-name="P67"><text:span text:style-name="T8">Requisitos probados: </text:span><text:span text:style-name="T10">Prueba genérica.</text:span></text:p>
            <text:p text:style-name="P67"><text:span text:style-name="T8">Objetivo:</text:span><text:span text:style-name="T10"> Ítem del inventario cuente con su información correspondiente y</text:span></text:p>
            <text:p text:style-name="P72">disponible para procesos de prestamo.</text:p>
            <text:p text:style-name="P69">Pruebas a realizar:</text:p>
            <text:p text:style-name="P72">T-1. Comprobar que el ítem se encuentra en la lista</text:p>
            <text:p text:style-name="P72">T-2. Corroborar que el ítem puede manejarse para procesos de préstamo</text:p>
            <text:p text:style-name="P72">T-3. Permitir que ítem pueda asociarse a un trabajador para préstamo</text:p>
            <text:p text:style-name="P67"><text:span text:style-name="T8">Comprobar Precondiciones:</text:span><text:span text:style-name="T10"> el ítem debe existir en bodega.</text:span></text:p>
          </table:table-cell>
        </table:table-row>
      </table:table>
      <text:p text:style-name="P32"/>
      <text:p text:style-name="P32"/>
      <text:p text:style-name="P32"/>
      <text:p text:style-name="P32"/>
      <text:p text:style-name="P32"/>
      <text:p text:style-name="P32"/>
      <text:h text:style-name="P86"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4"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36">Nº</text:p>
          </table:table-cell>
          <table:table-cell table:style-name="Tabla7.A2" office:value-type="string">
            <text:p text:style-name="P78">FUNCIÓN</text:p>
          </table:table-cell>
          <table:table-cell table:style-name="Tabla7.A2" office:value-type="string">
            <text:p text:style-name="P78">NC</text:p>
          </table:table-cell>
          <table:table-cell table:style-name="Tabla7.A2" office:value-type="string">
            <text:p text:style-name="P78">NT</text:p>
          </table:table-cell>
          <table:table-cell table:style-name="Tabla7.E2" office:value-type="string">
            <text:p text:style-name="P78">ESPECIFICACIÓN DE LAS PRUEBAS</text:p>
          </table:table-cell>
        </table:table-row>
        <table:table-row table:style-name="Tabla7.1">
          <table:table-cell table:style-name="Tabla7.A3" office:value-type="string">
            <text:p text:style-name="P54">1</text:p>
          </table:table-cell>
          <table:table-cell table:style-name="Tabla7.B3" office:value-type="string">
            <text:p text:style-name="P110">LoginAccess.php</text:p>
          </table:table-cell>
          <table:table-cell table:style-name="Tabla7.C3" office:value-type="string">
            <text:p text:style-name="P62"/>
          </table:table-cell>
          <table:table-cell table:style-name="Tabla7.D3" office:value-type="string">
            <text:p text:style-name="P56"/>
          </table:table-cell>
          <table:table-cell table:style-name="Tabla7.E3" office:value-type="string">
            <text:p text:style-name="P55"/>
          </table:table-cell>
        </table:table-row>
        <table:table-row table:style-name="Tabla7.1">
          <table:table-cell table:style-name="Tabla7.A4" office:value-type="string">
            <text:p text:style-name="P55"/>
          </table:table-cell>
          <table:table-cell table:style-name="Tabla7.B4" office:value-type="string">
            <text:p text:style-name="P56"/>
          </table:table-cell>
          <table:table-cell table:style-name="Tabla7.C4" office:value-type="string">
            <text:p text:style-name="P51">1</text:p>
          </table:table-cell>
          <table:table-cell table:style-name="Tabla7.D4" office:value-type="string">
            <text:p text:style-name="P56"/>
          </table:table-cell>
          <table:table-cell table:style-name="Tabla7.E4"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7">REM [UC-0002]</text:span></text:p>
            <text:p text:style-name="P77"><text:span text:style-name="T8">Objetivo: </text:span><text:span text:style-name="T10">Comprobar que sólo los usuarios autorizados tienen acceso a la aplicación.</text:span></text:p>
            <text:p text:style-name="P77"><text:span text:style-name="T8">Precondiciones: </text:span><text:span text:style-name="T10">El usuario debe tener acceso a la aplicación.</text:span></text:p>
            <text:p text:style-name="P77"><text:span text:style-name="T8">Procedimiento de prueba:</text:span><text:span text:style-name="T10"> Se realizan secuencialmente todas las tareas de prueba validando el resultado tras cada una de ellas.</text:span></text:p>
            <text:p text:style-name="P38"><text:span text:style-name="T7">Automatización de la Prueba:</text:span><text:span text:style-name="T10"> <text:s/></text:span></text:p>
            <text:list xml:id="list2939116078" text:style-name="WW8Num26">
              <text:list-item>
                <text:p text:style-name="P90">Junit:</text:p>
              </text:list-item>
              <text:list-item>
                <text:p text:style-name="P90">Jmeter: </text:p>
              </text:list-item>
            </text:list>
          </table:table-cell>
        </table:table-row>
        <table:table-row table:style-name="Tabla7.1">
          <table:table-cell table:style-name="Tabla7.A5" office:value-type="string">
            <text:p text:style-name="P55"/>
          </table:table-cell>
          <table:table-cell table:style-name="Tabla7.B5" office:value-type="string">
            <text:p text:style-name="P55"/>
          </table:table-cell>
          <table:table-cell table:style-name="Tabla7.C5" office:value-type="string">
            <text:p text:style-name="P56"/>
          </table:table-cell>
          <table:table-cell table:style-name="Tabla7.D5" office:value-type="string">
            <text:p text:style-name="P51">T1</text:p>
          </table:table-cell>
          <table:table-cell table:style-name="Tabla7.E5" office:value-type="string">
            <text:p text:style-name="P67"><text:span text:style-name="T7">Prueba a realizar:</text:span><text:span text:style-name="T10"> Comprobar que un usuario autorizado tiene acceso a la aplicación.</text:span></text:p>
            <text:p text:style-name="P67"><text:span text:style-name="T7">Estimulo (acciones a realizar):</text:span><text:span text:style-name="T10"> </text:span></text:p>
            <text:p text:style-name="P67"><text:span text:style-name="T7">Respuesta esperada:</text:span><text:span text:style-name="T10"> </text:span></text:p>
            <text:p text:style-name="P73"/>
          </table:table-cell>
        </table:table-row>
        <table:table-row table:style-name="Tabla7.1">
          <table:table-cell table:style-name="Tabla7.A6" office:value-type="string">
            <text:p text:style-name="P57"/>
          </table:table-cell>
          <table:table-cell table:style-name="Tabla7.B6" office:value-type="string">
            <text:p text:style-name="P55"/>
          </table:table-cell>
          <table:table-cell table:style-name="Tabla7.C6" office:value-type="string">
            <text:p text:style-name="P56"/>
          </table:table-cell>
          <table:table-cell table:style-name="Tabla7.D6" office:value-type="string">
            <text:p text:style-name="P51">T2</text:p>
          </table:table-cell>
          <table:table-cell table:style-name="Tabla7.E6" office:value-type="string">
            <text:p text:style-name="P67"><text:span text:style-name="T7">Prueba a realizar: </text:span><text:span text:style-name="T10">Comprobar que un usuario autorizado con un password incorrecto no accede.</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7" office:value-type="string">
            <text:p text:style-name="P63"/>
          </table:table-cell>
          <table:table-cell table:style-name="Tabla7.B7" office:value-type="string">
            <text:p text:style-name="P55"/>
          </table:table-cell>
          <table:table-cell table:style-name="Tabla7.C7" office:value-type="string">
            <text:p text:style-name="P56"/>
          </table:table-cell>
          <table:table-cell table:style-name="Tabla7.D7" office:value-type="string">
            <text:p text:style-name="P51">T3</text:p>
          </table:table-cell>
          <table:table-cell table:style-name="Tabla7.E7" office:value-type="string">
            <text:p text:style-name="P67"><text:span text:style-name="T7">Prueba a realizar: </text:span><text:span text:style-name="T10">Comprobar que un usuario no autorizado recibe el apropiado mensaje de no autorizado y no puede acceder.</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8" office:value-type="string">
            <text:p text:style-name="P63"/>
          </table:table-cell>
          <table:table-cell table:style-name="Tabla7.B8" office:value-type="string">
            <text:p text:style-name="P55"/>
          </table:table-cell>
          <table:table-cell table:style-name="Tabla7.C8" office:value-type="string">
            <text:p text:style-name="P56"/>
          </table:table-cell>
          <table:table-cell table:style-name="Tabla7.D8" office:value-type="string">
            <text:p text:style-name="P51">T4</text:p>
          </table:table-cell>
          <table:table-cell table:style-name="Tabla7.E8" office:value-type="string">
            <text:p text:style-name="P67"><text:span text:style-name="T7">Prueba a realizar: </text:span><text:span text:style-name="T10">Comprobar que un usuario inexistente no tiene acceso.</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ext:soft-page-break/>
        <table:table-row table:style-name="Tabla7.1">
          <table:table-cell table:style-name="Tabla7.A9" office:value-type="string">
            <text:p text:style-name="P63"/>
          </table:table-cell>
          <table:table-cell table:style-name="Tabla7.B9" office:value-type="string">
            <text:p text:style-name="P55"/>
          </table:table-cell>
          <table:table-cell table:style-name="Tabla7.C9" office:value-type="string">
            <text:p text:style-name="P51">2</text:p>
          </table:table-cell>
          <table:table-cell table:style-name="Tabla7.D9" office:value-type="string">
            <text:p text:style-name="P56"/>
          </table:table-cell>
          <table:table-cell table:style-name="Tabla7.E9" office:value-type="string">
            <text:p text:style-name="P67"><text:span text:style-name="T8">Descripción: </text:span><text:span text:style-name="T10">Consulta de Aplicación.</text:span></text:p>
            <text:p text:style-name="P67"><text:span text:style-name="T7">Requisitos probados:</text:span><text:span text:style-name="T10"> </text:span><text:span text:style-name="T27">REM [UC-0002]</text:span></text:p>
            <text:p text:style-name="P67"><text:span text:style-name="T8">Objetivo: </text:span><text:span text:style-name="T10">Comprobar la correcta recuperación de toda la información asociada a un registro del catálogo de Aplicación</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10832454410371" text:continue-numbering="true" text:style-name="WW8Num26">
              <text:list-item>
                <text:p text:style-name="P90">Junit:</text:p>
              </text:list-item>
              <text:list-item>
                <text:p text:style-name="P132">Jmeter: </text:p>
              </text:list-item>
            </text:list>
          </table:table-cell>
        </table:table-row>
        <table:table-row table:style-name="Tabla7.1">
          <table:table-cell table:style-name="Tabla7.A10" office:value-type="string">
            <text:p text:style-name="P55"/>
          </table:table-cell>
          <table:table-cell table:style-name="Tabla7.B10" office:value-type="string">
            <text:p text:style-name="P55"/>
          </table:table-cell>
          <table:table-cell table:style-name="Tabla7.C10" office:value-type="string">
            <text:p text:style-name="P56"/>
          </table:table-cell>
          <table:table-cell table:style-name="Tabla7.D10" office:value-type="string">
            <text:p text:style-name="P51">T1</text:p>
          </table:table-cell>
          <table:table-cell table:style-name="Tabla7.E10" office:value-type="string">
            <text:p text:style-name="P67"><text:span text:style-name="T7">Prueba a realizar:</text:span><text:span text:style-name="T10"> Seleccionando un usuario en la lista se obtienen todos su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1" office:value-type="string">
            <text:p text:style-name="P63"/>
          </table:table-cell>
          <table:table-cell table:style-name="Tabla7.B11" office:value-type="string">
            <text:p text:style-name="P55"/>
          </table:table-cell>
          <table:table-cell table:style-name="Tabla7.C11" office:value-type="string">
            <text:p text:style-name="P56"/>
          </table:table-cell>
          <table:table-cell table:style-name="Tabla7.D11" office:value-type="string">
            <text:p text:style-name="P51">T2</text:p>
          </table:table-cell>
          <table:table-cell table:style-name="Tabla7.E11" office:value-type="string">
            <text:p text:style-name="P67"><text:span text:style-name="T7">Prueba a realizar:</text:span><text:span text:style-name="T10"> Comprobar que están todos lo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2" office:value-type="string">
            <text:p text:style-name="P63"/>
          </table:table-cell>
          <table:table-cell table:style-name="Tabla7.B12" office:value-type="string">
            <text:p text:style-name="P55"/>
          </table:table-cell>
          <table:table-cell table:style-name="Tabla7.C12" office:value-type="string">
            <text:p text:style-name="P56"/>
          </table:table-cell>
          <table:table-cell table:style-name="Tabla7.D12" office:value-type="string">
            <text:p text:style-name="P51">T3</text:p>
          </table:table-cell>
          <table:table-cell table:style-name="Tabla7.E12" office:value-type="string">
            <text:p text:style-name="P68">Prueba a realizar: </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3" office:value-type="string">
            <text:p text:style-name="P65"><text:s/></text:p>
          </table:table-cell>
          <table:table-cell table:style-name="Tabla7.B13" office:value-type="string">
            <text:p text:style-name="P55"/>
          </table:table-cell>
          <table:table-cell table:style-name="Tabla7.C13" office:value-type="string">
            <text:p text:style-name="P51">3</text:p>
          </table:table-cell>
          <table:table-cell table:style-name="Tabla7.D13" office:value-type="string">
            <text:p text:style-name="P56"/>
          </table:table-cell>
          <table:table-cell table:style-name="Tabla7.E13" office:value-type="string">
            <text:p text:style-name="P67"><text:span text:style-name="T8">Descripción: </text:span><text:span text:style-name="T10">Búsqueda de Usuarios con sus Cuentas Bloqueadas.</text:span></text:p>
            <text:p text:style-name="P67"><text:span text:style-name="T7">Requisitos probados:</text:span><text:span text:style-name="T10"> Prueba genérica.</text:span></text:p>
            <text:p text:style-name="P67"><text:span text:style-name="T8">Objetivo: </text:span><text:span text:style-name="T10">seleccionar las cuentas de usuarios bloqueadas que vamos a desbloquear</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10833623870327" text:continue-numbering="true" text:style-name="WW8Num26">
              <text:list-item>
                <text:p text:style-name="P90">Junit:</text:p>
              </text:list-item>
              <text:list-item>
                <text:p text:style-name="P132">Jmeter:</text:p>
              </text:list-item>
            </text:list>
          </table:table-cell>
        </table:table-row>
        <table:table-row table:style-name="Tabla7.1">
          <table:table-cell table:style-name="Tabla7.A14" office:value-type="string">
            <text:p text:style-name="P55"/>
          </table:table-cell>
          <table:table-cell table:style-name="Tabla7.B14" office:value-type="string">
            <text:p text:style-name="P55"/>
          </table:table-cell>
          <table:table-cell table:style-name="Tabla7.C14" office:value-type="string">
            <text:p text:style-name="P56"/>
          </table:table-cell>
          <table:table-cell table:style-name="Tabla7.D14" office:value-type="string">
            <text:p text:style-name="P51">T1</text:p>
          </table:table-cell>
          <table:table-cell table:style-name="Tabla7.E14" office:value-type="string">
            <text:p text:style-name="P67"><text:span text:style-name="T7">Prueba a realizar:</text:span><text:span text:style-name="T10"> Comprobar que un registro bloqueado efectivamente se desbloque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5" office:value-type="string">
            <text:p text:style-name="P63"/>
          </table:table-cell>
          <table:table-cell table:style-name="Tabla7.B15" office:value-type="string">
            <text:p text:style-name="P55"/>
          </table:table-cell>
          <table:table-cell table:style-name="Tabla7.C15" office:value-type="string">
            <text:p text:style-name="P56"/>
          </table:table-cell>
          <table:table-cell table:style-name="Tabla7.D15" office:value-type="string">
            <text:p text:style-name="P51">T2</text:p>
          </table:table-cell>
          <table:table-cell table:style-name="Tabla7.E15" office:value-type="string">
            <text:p text:style-name="P67"><text:span text:style-name="T7">Prueba a realizar:</text:span><text:span text:style-name="T10"> Comprobar que con un registro no bloqueado la aplicación no hace nad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6" office:value-type="string">
            <text:p text:style-name="P63"/>
          </table:table-cell>
          <table:table-cell table:style-name="Tabla7.B16" office:value-type="string">
            <text:p text:style-name="P55"/>
          </table:table-cell>
          <table:table-cell table:style-name="Tabla7.C16" office:value-type="string">
            <text:p text:style-name="P56"/>
          </table:table-cell>
          <table:table-cell table:style-name="Tabla7.D16" office:value-type="string">
            <text:p text:style-name="P51">T3</text:p>
          </table:table-cell>
          <table:table-cell table:style-name="Tabla7.E16" office:value-type="string">
            <text:p text:style-name="P67"><text:span text:style-name="T7">Prueba a realizar:</text:span><text:span text:style-name="T10"> Comprobar que es posible seleccionar varios registros boqueados y no bloqueados y que todos quedan desbloquead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7" office:value-type="string">
            <text:p text:style-name="P63"/>
          </table:table-cell>
          <table:table-cell table:style-name="Tabla7.B17" office:value-type="string">
            <text:p text:style-name="P55"/>
          </table:table-cell>
          <table:table-cell table:style-name="Tabla7.C17" office:value-type="string">
            <text:p text:style-name="P56"/>
          </table:table-cell>
          <table:table-cell table:style-name="Tabla7.D17" office:value-type="string">
            <text:p text:style-name="P51">T4</text:p>
          </table:table-cell>
          <table:table-cell table:style-name="Tabla7.E17" office:value-type="string">
            <text:p text:style-name="P67"><text:span text:style-name="T7">Prueba a realizar:</text:span><text:span text:style-name="T10"> </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8" office:value-type="string">
            <text:p text:style-name="P54">2</text:p>
          </table:table-cell>
          <table:table-cell table:style-name="Tabla7.B18" office:value-type="string">
            <text:p text:style-name="P108">Función que se prueba 2</text:p>
          </table:table-cell>
          <table:table-cell table:style-name="Tabla7.C18" office:value-type="string">
            <text:p text:style-name="P62"/>
          </table:table-cell>
          <table:table-cell table:style-name="Tabla7.D18" office:value-type="string">
            <text:p text:style-name="P56"/>
          </table:table-cell>
          <table:table-cell table:style-name="Tabla7.E18" office:value-type="string">
            <text:p text:style-name="P55"/>
          </table:table-cell>
        </table:table-row>
        <text:soft-page-break/>
        <table:table-row table:style-name="Tabla7.1">
          <table:table-cell table:style-name="Tabla7.A19" office:value-type="string">
            <text:p text:style-name="P55"/>
          </table:table-cell>
          <table:table-cell table:style-name="Tabla7.B19" office:value-type="string">
            <text:p text:style-name="P55"/>
          </table:table-cell>
          <table:table-cell table:style-name="Tabla7.C19" office:value-type="string">
            <text:p text:style-name="P56"/>
          </table:table-cell>
          <table:table-cell table:style-name="Tabla7.D19" office:value-type="string">
            <text:p text:style-name="P56"/>
          </table:table-cell>
          <table:table-cell table:style-name="Tabla7.E19" office:value-type="string">
            <text:list xml:id="list724194280" text:style-name="WW8Num41">
              <text:list-item>
                <text:p text:style-name="P91"/>
              </text:list-item>
            </text:list>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4"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78">Nº</text:p>
          </table:table-cell>
          <table:table-cell table:style-name="Tabla8.A2" office:value-type="string">
            <text:p text:style-name="P78">FUNCIÓN</text:p>
          </table:table-cell>
          <table:table-cell table:style-name="Tabla8.A2" office:value-type="string">
            <text:p text:style-name="P78">NC</text:p>
          </table:table-cell>
          <table:table-cell table:style-name="Tabla8.A2" office:value-type="string">
            <text:p text:style-name="P78">NT</text:p>
          </table:table-cell>
          <table:table-cell table:style-name="Tabla8.E2" office:value-type="string">
            <text:p text:style-name="P78">ESPECIFICACIÓN DE LAS PRUEBAS</text:p>
          </table:table-cell>
        </table:table-row>
        <table:table-row table:style-name="Tabla8.1">
          <table:table-cell table:style-name="Tabla8.A3" office:value-type="string">
            <text:p text:style-name="P54">1</text:p>
          </table:table-cell>
          <table:table-cell table:style-name="Tabla8.B3" office:value-type="string">
            <text:p text:style-name="P109">LoginAccess.php</text:p>
          </table:table-cell>
          <table:table-cell table:style-name="Tabla8.C3" office:value-type="string">
            <text:p text:style-name="P62"/>
          </table:table-cell>
          <table:table-cell table:style-name="Tabla8.D3" office:value-type="string">
            <text:p text:style-name="P56"/>
          </table:table-cell>
          <table:table-cell table:style-name="Tabla8.E3" office:value-type="string">
            <text:p text:style-name="P55"/>
          </table:table-cell>
        </table:table-row>
        <table:table-row table:style-name="Tabla8.1">
          <table:table-cell table:style-name="Tabla8.A4" office:value-type="string">
            <text:p text:style-name="P55"/>
          </table:table-cell>
          <table:table-cell table:style-name="Tabla8.B4" office:value-type="string">
            <text:p text:style-name="P56"/>
          </table:table-cell>
          <table:table-cell table:style-name="Tabla8.C4" office:value-type="string">
            <text:p text:style-name="P51">R-1</text:p>
          </table:table-cell>
          <table:table-cell table:style-name="Tabla8.D4" office:value-type="string">
            <text:p text:style-name="P56"/>
          </table:table-cell>
          <table:table-cell table:style-name="Tabla8.E4" office:value-type="string">
            <text:p text:style-name="P76"><text:span text:style-name="T9">Descripción: </text:span>Acceso del usuario a la aplicación.</text:p>
            <text:p text:style-name="P70">Requisitos probados:</text:p>
            <text:p text:style-name="P76"><text:span text:style-name="T9">Objetivo: </text:span>Comprobar que sólo los usuarios autorizados tienen acceso a la</text:p>
            <text:p text:style-name="P76">aplicación.</text:p>
            <text:p text:style-name="P76"><text:span text:style-name="T9">Precondiciones: </text:span>El usuario debe tener acceso a la aplicación.</text:p>
            <text:p text:style-name="P76"><text:span text:style-name="T9">Procedimiento de prueba: </text:span>Se realiza test de login con credenciales</text:p>
            <text:p text:style-name="P76">genéricas erróneas y correctas.</text:p>
            <text:p text:style-name="P70">Automatización de la Prueba:</text:p>
            <text:p text:style-name="P76">o Junit Laravel</text:p>
          </table:table-cell>
        </table:table-row>
        <table:table-row table:style-name="Tabla8.1">
          <table:table-cell table:style-name="Tabla8.A5" office:value-type="string">
            <text:p text:style-name="P55"/>
          </table:table-cell>
          <table:table-cell table:style-name="Tabla8.B5" office:value-type="string">
            <text:p text:style-name="P55"/>
          </table:table-cell>
          <table:table-cell table:style-name="Tabla8.C5" office:value-type="string">
            <text:p text:style-name="P56"/>
          </table:table-cell>
          <table:table-cell table:style-name="Tabla8.D5" office:value-type="string">
            <text:p text:style-name="P51">T1</text:p>
          </table:table-cell>
          <table:table-cell table:style-name="Tabla8.E5" office:value-type="string">
            <text:p text:style-name="P77"><text:span text:style-name="T8">Prueba a realizar: </text:span><text:span text:style-name="T10">Comprobar que un usuario autorizado tiene acceso a la</text:span></text:p>
            <text:p text:style-name="P76">aplicación.</text:p>
            <text:p text:style-name="P77"><text:span text:style-name="T8">Estimulo (acciones a realizar): I</text:span><text:span text:style-name="T10">ngresar con credenciales correctas</text:span></text:p>
            <text:p text:style-name="P77"><text:span text:style-name="T8">Respuesta esperada: </text:span><text:span text:style-name="T10">Página principal.</text:span></text:p>
            <text:p text:style-name="P74"/>
          </table:table-cell>
        </table:table-row>
        <table:table-row table:style-name="Tabla8.1">
          <table:table-cell table:style-name="Tabla8.A6" office:value-type="string">
            <text:p text:style-name="P57"/>
          </table:table-cell>
          <table:table-cell table:style-name="Tabla8.B6" office:value-type="string">
            <text:p text:style-name="P55"/>
          </table:table-cell>
          <table:table-cell table:style-name="Tabla8.C6" office:value-type="string">
            <text:p text:style-name="P56"/>
          </table:table-cell>
          <table:table-cell table:style-name="Tabla8.D6" office:value-type="string">
            <text:p text:style-name="P51">T2</text:p>
          </table:table-cell>
          <table:table-cell table:style-name="Tabla8.E6" office:value-type="string">
            <text:p text:style-name="P77"><text:span text:style-name="T8">Prueba a realizar:</text:span><text:span text:style-name="T10"> Comprobar que un usuario autorizado con un password</text:span></text:p>
            <text:p text:style-name="P76">incorrecto no accede.</text:p>
            <text:p text:style-name="P77"><text:span text:style-name="T8">Estimulo (acciones a realizar): </text:span><text:span text:style-name="T10">Ingreso de credenciales con otro password</text:span></text:p>
            <text:p text:style-name="P77"><text:span text:style-name="T8">Respuesta esperada: </text:span><text:span text:style-name="T10">Permanecer en login y notificación del error</text:span></text:p>
            <text:p text:style-name="P70"/>
          </table:table-cell>
        </table:table-row>
        <table:table-row table:style-name="Tabla8.1">
          <table:table-cell table:style-name="Tabla8.A7" office:value-type="string">
            <text:p text:style-name="P63"/>
          </table:table-cell>
          <table:table-cell table:style-name="Tabla8.B7" office:value-type="string">
            <text:p text:style-name="P55"/>
          </table:table-cell>
          <table:table-cell table:style-name="Tabla8.C7" office:value-type="string">
            <text:p text:style-name="P56"/>
          </table:table-cell>
          <table:table-cell table:style-name="Tabla8.D7" office:value-type="string">
            <text:p text:style-name="P59">T3</text:p>
          </table:table-cell>
          <table:table-cell table:style-name="Tabla8.E7" office:value-type="string">
            <text:p text:style-name="P71">Prueba a realizar: <text:span text:style-name="T23">Comprobar que un usuario inexistente no tiene</text:span> <text:span text:style-name="T23">acceso.</text:span></text:p>
            <text:p text:style-name="P71">Estimulo (acciones a realizar): <text:span text:style-name="T23">Ingreso con otra credencial no válida</text:span></text:p>
            <text:p text:style-name="P71">Respuesta esperada: <text:span text:style-name="T23">Permanecer en login y notificación de error.</text:span></text:p>
          </table:table-cell>
        </table:table-row>
        <table:table-row table:style-name="Tabla8.1">
          <table:table-cell table:style-name="Tabla8.A8" office:value-type="string">
            <text:p text:style-name="P63"/>
          </table:table-cell>
          <table:table-cell table:style-name="Tabla8.B8" office:value-type="string">
            <text:p text:style-name="P55"/>
          </table:table-cell>
          <table:table-cell table:style-name="Tabla8.C8" office:value-type="string">
            <text:p text:style-name="P56"/>
          </table:table-cell>
          <table:table-cell table:style-name="Tabla8.D8" office:value-type="string">
            <text:p text:style-name="P56"/>
          </table:table-cell>
          <table:table-cell table:style-name="Tabla8.E8" office:value-type="string">
            <text:p text:style-name="P71"/>
          </table:table-cell>
        </table:table-row>
        <table:table-row table:style-name="Tabla8.1">
          <table:table-cell table:style-name="Tabla8.A9" office:value-type="string">
            <text:p text:style-name="P63"/>
          </table:table-cell>
          <table:table-cell table:style-name="Tabla8.B9" office:value-type="string">
            <text:p text:style-name="P55"/>
          </table:table-cell>
          <table:table-cell table:style-name="Tabla8.C9" office:value-type="string">
            <text:p text:style-name="P51">R-2</text:p>
          </table:table-cell>
          <table:table-cell table:style-name="Tabla8.D9" office:value-type="string">
            <text:p text:style-name="P56"/>
          </table:table-cell>
          <table:table-cell table:style-name="Tabla8.E9" office:value-type="string">
            <text:p text:style-name="P67"><text:span text:style-name="T8">Descripción: </text:span><text:span text:style-name="T10">Acceso del usuario a la aplicación.</text:span></text:p>
            <text:p text:style-name="P67"><text:span text:style-name="T7">Requisitos probados:</text:span><text:span text:style-name="T10"> </text:span><text:span text:style-name="T27">REM [UC-0002]</text:span></text:p>
            <text:p text:style-name="P67"><text:span text:style-name="T8">Objetivo: </text:span><text:span text:style-name="T10">Comprobar que el tiempo de respuesta de autentificación de usuario es menor de 5 segundos cuando hay concurrencia de 100 usuarios.</text:span></text:p>
            <text:p text:style-name="P67"><text:span text:style-name="T8">Precondiciones: </text:span><text:span text:style-name="T10">En estado inicial.</text:span></text:p>
            <text:p text:style-name="P67"><text:span text:style-name="T8">Procedimiento de prueba:</text:span><text:span text:style-name="T10"> Se realizan series de 50 identificaciones mientras hay 100 usuarios ejecutando concurrentemente otras acciones..</text:span></text:p>
            <text:p text:style-name="Standard"><text:span text:style-name="T7">Automatización de la Prueba:</text:span><text:span text:style-name="T10"> <text:s/></text:span></text:p>
            <text:list xml:id="list210833499341304" text:continue-list="list210833623870327" text:style-name="WW8Num26">
              <text:list-item>
                <text:p text:style-name="P90">Junit:</text:p>
              </text:list-item>
              <text:list-item>
                <text:p text:style-name="P90">Jmeter: </text:p>
              </text:list-item>
            </text:list>
          </table:table-cell>
        </table:table-row>
        <table:table-row table:style-name="Tabla8.1">
          <table:table-cell table:style-name="Tabla8.A10" office:value-type="string">
            <text:p text:style-name="P55"/>
          </table:table-cell>
          <table:table-cell table:style-name="Tabla8.B10" office:value-type="string">
            <text:p text:style-name="P55"/>
          </table:table-cell>
          <table:table-cell table:style-name="Tabla8.C10" office:value-type="string">
            <text:p text:style-name="P56"/>
          </table:table-cell>
          <table:table-cell table:style-name="Tabla8.D10" office:value-type="string">
            <text:p text:style-name="P51">T1</text:p>
          </table:table-cell>
          <table:table-cell table:style-name="Tabla8.E10" office:value-type="string">
            <text:p text:style-name="P67"><text:span text:style-name="T7">Prueba a realizar:</text:span><text:span text:style-name="T10"> Comprobar tiempo de respuesta en concurrencia de identificación de usuarios.</text:span></text:p>
            <text:p text:style-name="P67"><text:span text:style-name="T7">Condiciones de carga:</text:span><text:span text:style-name="T10"> Generación de transacciones de identificación.</text:span></text:p>
            <text:p text:style-name="P67"><text:span text:style-name="T7">Estimulo (acciones a realizar):</text:span><text:span text:style-name="T10"> Completar campos en una transacción parelela a la carga</text:span></text:p>
            <text:p text:style-name="P67"><text:span text:style-name="T7">Respuesta esperada:</text:span><text:span text:style-name="T10"> Medir tiempos…</text:span></text:p>
            <text:p text:style-name="P73"/>
          </table:table-cell>
        </table:table-row>
        <table:table-row table:style-name="Tabla8.1">
          <table:table-cell table:style-name="Tabla8.A11" office:value-type="string">
            <text:p text:style-name="P57"/>
          </table:table-cell>
          <table:table-cell table:style-name="Tabla8.B11" office:value-type="string">
            <text:p text:style-name="P55"/>
          </table:table-cell>
          <table:table-cell table:style-name="Tabla8.C11" office:value-type="string">
            <text:p text:style-name="P56"/>
          </table:table-cell>
          <table:table-cell table:style-name="Tabla8.D11" office:value-type="string">
            <text:p text:style-name="P51">T2</text:p>
          </table:table-cell>
          <table:table-cell table:style-name="Tabla8.E11" office:value-type="string">
            <text:p text:style-name="P67"><text:span text:style-name="T7">Prueba a realizar: </text:span><text:span text:style-name="T10">Comprobar tiempo de respuesta en concurrencia con la operación de consulta a los datos de una aplicación.</text:span></text:p>
            <text:p text:style-name="P67"><text:span text:style-name="T7">Condiciones de carga:</text:span><text:span text:style-name="T10"> Generación de transacciones de consult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ext:soft-page-break/>
        <table:table-row table:style-name="Tabla8.1">
          <table:table-cell table:style-name="Tabla8.A12" office:value-type="string">
            <text:p text:style-name="P63"/>
          </table:table-cell>
          <table:table-cell table:style-name="Tabla8.B12" office:value-type="string">
            <text:p text:style-name="P55"/>
          </table:table-cell>
          <table:table-cell table:style-name="Tabla8.C12" office:value-type="string">
            <text:p text:style-name="P56"/>
          </table:table-cell>
          <table:table-cell table:style-name="Tabla8.D12" office:value-type="string">
            <text:p text:style-name="P51">T3</text:p>
          </table:table-cell>
          <table:table-cell table:style-name="Tabla8.E12" office:value-type="string">
            <text:p text:style-name="P71"/>
          </table:table-cell>
        </table:table-row>
        <table:table-row table:style-name="Tabla8.1">
          <table:table-cell table:style-name="Tabla8.A13" office:value-type="string">
            <text:p text:style-name="P65"><text:s/></text:p>
          </table:table-cell>
          <table:table-cell table:style-name="Tabla8.B13" office:value-type="string">
            <text:p text:style-name="P55"/>
          </table:table-cell>
          <table:table-cell table:style-name="Tabla8.C13" office:value-type="string">
            <text:p text:style-name="P51">R-3</text:p>
          </table:table-cell>
          <table:table-cell table:style-name="Tabla8.D13" office:value-type="string">
            <text:p text:style-name="P56"/>
          </table:table-cell>
          <table:table-cell table:style-name="Tabla8.E13"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7">REM [UC-0002]</text:span></text:p>
            <text:p text:style-name="P77"><text:span text:style-name="T8">Objetivo: </text:span><text:span text:style-name="T10">Comprobar que el tiempo de respuesta de autentificación de usuario es menor de 5 segundos cuando hay concurrencia de 100 usuarios.</text:span></text:p>
            <text:p text:style-name="P77"><text:span text:style-name="T8">Precondiciones: </text:span><text:span text:style-name="T10">En estado inicial.</text:span></text:p>
            <text:p text:style-name="P77"><text:span text:style-name="T8">Procedimiento de prueba:</text:span><text:span text:style-name="T10"> Se realizan series de 50 identificaciones mientras hay 100 usuarios ejecutando concurrentemente otras acciones..</text:span></text:p>
            <text:p text:style-name="P38"><text:span text:style-name="T7">Automatización de la Prueba:</text:span><text:span text:style-name="T10"> <text:s/></text:span></text:p>
            <text:list xml:id="list210832560225601" text:continue-numbering="true" text:style-name="WW8Num26">
              <text:list-item>
                <text:p text:style-name="P90">Junit:</text:p>
              </text:list-item>
              <text:list-item>
                <text:p text:style-name="P90">Jmeter: </text:p>
              </text:list-item>
            </text:list>
          </table:table-cell>
        </table:table-row>
        <table:table-row table:style-name="Tabla8.1">
          <table:table-cell table:style-name="Tabla8.A14" office:value-type="string">
            <text:p text:style-name="P55"/>
          </table:table-cell>
          <table:table-cell table:style-name="Tabla8.B14" office:value-type="string">
            <text:p text:style-name="P55"/>
          </table:table-cell>
          <table:table-cell table:style-name="Tabla8.C14" office:value-type="string">
            <text:p text:style-name="P56"/>
          </table:table-cell>
          <table:table-cell table:style-name="Tabla8.D14" office:value-type="string">
            <text:p text:style-name="P51">T1</text:p>
          </table:table-cell>
          <table:table-cell table:style-name="Tabla8.E14" office:value-type="string">
            <text:p text:style-name="P77"><text:span text:style-name="T7">Prueba a realizar: </text:span><text:span text:style-name="T10">Comprobar tiempo de respuesta en concurrencia con la operación de consulta a los datos de una aplicación.</text:span></text:p>
            <text:p text:style-name="P77"><text:span text:style-name="T7">Condiciones de carga:</text:span><text:span text:style-name="T10"> Generación de transacciones de consulta.</text:span></text:p>
            <text:p text:style-name="P77"><text:span text:style-name="T7">Estimulo (acciones a realizar):</text:span><text:span text:style-name="T10"> </text:span></text:p>
            <text:p text:style-name="P77"><text:span text:style-name="T7">Respuesta esperada:</text:span><text:span text:style-name="T10"> </text:span></text:p>
            <text:p text:style-name="P69"/>
          </table:table-cell>
        </table:table-row>
        <table:table-row table:style-name="Tabla8.1">
          <table:table-cell table:style-name="Tabla8.A15" office:value-type="string">
            <text:p text:style-name="P63"/>
          </table:table-cell>
          <table:table-cell table:style-name="Tabla8.B15" office:value-type="string">
            <text:p text:style-name="P55"/>
          </table:table-cell>
          <table:table-cell table:style-name="Tabla8.C15" office:value-type="string">
            <text:p text:style-name="P56"/>
          </table:table-cell>
          <table:table-cell table:style-name="Tabla8.D15" office:value-type="string">
            <text:p text:style-name="P51">T2</text:p>
          </table:table-cell>
          <table:table-cell table:style-name="Tabla8.E15" office:value-type="string">
            <text:p text:style-name="P71"/>
          </table:table-cell>
        </table:table-row>
        <table:table-row table:style-name="Tabla8.1">
          <table:table-cell table:style-name="Tabla8.A16" office:value-type="string">
            <text:p text:style-name="P63"/>
          </table:table-cell>
          <table:table-cell table:style-name="Tabla8.B16" office:value-type="string">
            <text:p text:style-name="P55"/>
          </table:table-cell>
          <table:table-cell table:style-name="Tabla8.C16" office:value-type="string">
            <text:p text:style-name="P56"/>
          </table:table-cell>
          <table:table-cell table:style-name="Tabla8.D16" office:value-type="string">
            <text:p text:style-name="P56"/>
          </table:table-cell>
          <table:table-cell table:style-name="Tabla8.E16" office:value-type="string">
            <text:p text:style-name="P71"/>
          </table:table-cell>
        </table:table-row>
        <table:table-row table:style-name="Tabla8.1">
          <table:table-cell table:style-name="Tabla8.A17" office:value-type="string">
            <text:p text:style-name="P63"/>
          </table:table-cell>
          <table:table-cell table:style-name="Tabla8.B17" office:value-type="string">
            <text:p text:style-name="P55"/>
          </table:table-cell>
          <table:table-cell table:style-name="Tabla8.C17" office:value-type="string">
            <text:p text:style-name="P56"/>
          </table:table-cell>
          <table:table-cell table:style-name="Tabla8.D17" office:value-type="string">
            <text:p text:style-name="P56"/>
          </table:table-cell>
          <table:table-cell table:style-name="Tabla8.E17" office:value-type="string">
            <text:p text:style-name="P71"/>
          </table:table-cell>
        </table:table-row>
        <table:table-row table:style-name="Tabla8.1">
          <table:table-cell table:style-name="Tabla8.A18" office:value-type="string">
            <text:p text:style-name="P63"/>
          </table:table-cell>
          <table:table-cell table:style-name="Tabla8.B18" office:value-type="string">
            <text:p text:style-name="P55"/>
          </table:table-cell>
          <table:table-cell table:style-name="Tabla8.C18" office:value-type="string">
            <text:p text:style-name="P56"/>
          </table:table-cell>
          <table:table-cell table:style-name="Tabla8.D18" office:value-type="string">
            <text:p text:style-name="P56"/>
          </table:table-cell>
          <table:table-cell table:style-name="Tabla8.E18" office:value-type="string">
            <text:p text:style-name="P55"/>
          </table:table-cell>
        </table:table-row>
        <table:table-row table:style-name="Tabla8.1">
          <table:table-cell table:style-name="Tabla8.A19" office:value-type="string">
            <text:p text:style-name="P55"/>
          </table:table-cell>
          <table:table-cell table:style-name="Tabla8.B19" office:value-type="string">
            <text:p text:style-name="P55"/>
          </table:table-cell>
          <table:table-cell table:style-name="Tabla8.C19" office:value-type="string">
            <text:p text:style-name="P56"/>
          </table:table-cell>
          <table:table-cell table:style-name="Tabla8.D19" office:value-type="string">
            <text:p text:style-name="P56"/>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4"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105">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78">Nº</text:p>
          </table:table-cell>
          <table:table-cell table:style-name="Tabla9.A3" office:value-type="string">
            <text:p text:style-name="P78">FUNCIÓN</text:p>
          </table:table-cell>
          <table:table-cell table:style-name="Tabla9.A3" office:value-type="string">
            <text:p text:style-name="P78">NC</text:p>
          </table:table-cell>
          <table:table-cell table:style-name="Tabla9.D3" office:value-type="string">
            <text:p text:style-name="P78">TÍTULO DEL CASO DE PRUEBA</text:p>
          </table:table-cell>
        </table:table-row>
        <table:table-row table:style-name="Tabla9.1">
          <table:table-cell table:style-name="Tabla9.A4" office:value-type="string">
            <text:p text:style-name="P54">1</text:p>
          </table:table-cell>
          <table:table-cell table:style-name="Tabla9.B4" office:value-type="string">
            <text:p text:style-name="P108">Función que se prueba 1</text:p>
          </table:table-cell>
          <table:table-cell table:style-name="Tabla9.C4" office:value-type="string">
            <text:p text:style-name="P62"/>
          </table:table-cell>
          <table:table-cell table:style-name="Tabla9.D4" office:value-type="string">
            <text:p text:style-name="P55"/>
          </table:table-cell>
        </table:table-row>
        <table:table-row table:style-name="Tabla9.1">
          <table:table-cell table:style-name="Tabla9.A5" office:value-type="string">
            <text:p text:style-name="P63"/>
          </table:table-cell>
          <table:table-cell table:style-name="Tabla9.B5" office:value-type="string">
            <text:p text:style-name="P56"/>
          </table:table-cell>
          <table:table-cell table:style-name="Tabla9.C5" office:value-type="string">
            <text:p text:style-name="P51">1</text:p>
          </table:table-cell>
          <table:table-cell table:style-name="Tabla9.D5" office:value-type="string">
            <text:p text:style-name="P38"><text:span text:style-name="T8">Título:</text:span><text:span text:style-name="T11"> </text:span></text:p>
          </table:table-cell>
        </table:table-row>
        <table:table-row table:style-name="Tabla9.1">
          <table:table-cell table:style-name="Tabla9.A6" office:value-type="string">
            <text:p text:style-name="P63"/>
          </table:table-cell>
          <table:table-cell table:style-name="Tabla9.B6" office:value-type="string">
            <text:p text:style-name="P55"/>
          </table:table-cell>
          <table:table-cell table:style-name="Tabla9.C6" office:value-type="string">
            <text:p text:style-name="P56"/>
          </table:table-cell>
          <table:table-cell table:style-name="Tabla9.D6" office:value-type="string">
            <text:p text:style-name="P38"><text:span text:style-name="T8">Título:</text:span><text:span text:style-name="T11"> </text:span></text:p>
          </table:table-cell>
        </table:table-row>
        <table:table-row table:style-name="Tabla9.1">
          <table:table-cell table:style-name="Tabla9.A7" office:value-type="string">
            <text:p text:style-name="P63"/>
          </table:table-cell>
          <table:table-cell table:style-name="Tabla9.B7" office:value-type="string">
            <text:p text:style-name="P55"/>
          </table:table-cell>
          <table:table-cell table:style-name="Tabla9.C7" office:value-type="string">
            <text:p text:style-name="P56"/>
          </table:table-cell>
          <table:table-cell table:style-name="Tabla9.D7" office:value-type="string">
            <text:p text:style-name="P38"><text:span text:style-name="T8">Título:</text:span><text:span text:style-name="T11"> </text:span></text:p>
          </table:table-cell>
        </table:table-row>
        <table:table-row table:style-name="Tabla9.1">
          <table:table-cell table:style-name="Tabla9.A8" office:value-type="string">
            <text:p text:style-name="P63"/>
          </table:table-cell>
          <table:table-cell table:style-name="Tabla9.B8" office:value-type="string">
            <text:p text:style-name="P55"/>
          </table:table-cell>
          <table:table-cell table:style-name="Tabla9.C8" office:value-type="string">
            <text:p text:style-name="P56"/>
          </table:table-cell>
          <table:table-cell table:style-name="Tabla9.D8" office:value-type="string">
            <text:p text:style-name="P38"><text:span text:style-name="T8">Título:</text:span><text:span text:style-name="T11"> </text:span></text:p>
          </table:table-cell>
        </table:table-row>
        <table:table-row table:style-name="Tabla9.1">
          <table:table-cell table:style-name="Tabla9.A9" office:value-type="string">
            <text:p text:style-name="P63"/>
          </table:table-cell>
          <table:table-cell table:style-name="Tabla9.B9" office:value-type="string">
            <text:p text:style-name="P55"/>
          </table:table-cell>
          <table:table-cell table:style-name="Tabla9.C9" office:value-type="string">
            <text:p text:style-name="P56"/>
          </table:table-cell>
          <table:table-cell table:style-name="Tabla9.D9" office:value-type="string">
            <text:p text:style-name="P38"><text:span text:style-name="T8">Título:</text:span><text:span text:style-name="T11"> </text:span></text:p>
          </table:table-cell>
        </table:table-row>
        <table:table-row table:style-name="Tabla9.1">
          <table:table-cell table:style-name="Tabla9.A10" office:value-type="string">
            <text:p text:style-name="P63"/>
          </table:table-cell>
          <table:table-cell table:style-name="Tabla9.B10" office:value-type="string">
            <text:p text:style-name="P55"/>
          </table:table-cell>
          <table:table-cell table:style-name="Tabla9.C10" office:value-type="string">
            <text:p text:style-name="P51">2</text:p>
          </table:table-cell>
          <table:table-cell table:style-name="Tabla9.D10" office:value-type="string">
            <text:p text:style-name="P38"><text:span text:style-name="T8">Título:</text:span><text:span text:style-name="T11"> </text:span></text:p>
          </table:table-cell>
        </table:table-row>
        <table:table-row table:style-name="Tabla9.1">
          <table:table-cell table:style-name="Tabla9.A11" office:value-type="string">
            <text:p text:style-name="P63"/>
          </table:table-cell>
          <table:table-cell table:style-name="Tabla9.B11" office:value-type="string">
            <text:p text:style-name="P55"/>
          </table:table-cell>
          <table:table-cell table:style-name="Tabla9.C11" office:value-type="string">
            <text:p text:style-name="P56"/>
          </table:table-cell>
          <table:table-cell table:style-name="Tabla9.D11" office:value-type="string">
            <text:p text:style-name="P38"><text:span text:style-name="T8">Título:</text:span><text:span text:style-name="T11"> </text:span></text:p>
          </table:table-cell>
        </table:table-row>
        <table:table-row table:style-name="Tabla9.1">
          <table:table-cell table:style-name="Tabla9.A12" office:value-type="string">
            <text:p text:style-name="P63"/>
          </table:table-cell>
          <table:table-cell table:style-name="Tabla9.B12" office:value-type="string">
            <text:p text:style-name="P55"/>
          </table:table-cell>
          <table:table-cell table:style-name="Tabla9.C12" office:value-type="string">
            <text:p text:style-name="P56"/>
          </table:table-cell>
          <table:table-cell table:style-name="Tabla9.D12" office:value-type="string">
            <text:p text:style-name="P38"><text:span text:style-name="T8">Título:</text:span><text:span text:style-name="T11"> </text:span></text:p>
          </table:table-cell>
        </table:table-row>
        <table:table-row table:style-name="Tabla9.1">
          <table:table-cell table:style-name="Tabla9.A13" office:value-type="string">
            <text:p text:style-name="P63"/>
          </table:table-cell>
          <table:table-cell table:style-name="Tabla9.B13" office:value-type="string">
            <text:p text:style-name="P55"/>
          </table:table-cell>
          <table:table-cell table:style-name="Tabla9.C13" office:value-type="string">
            <text:p text:style-name="P56"/>
          </table:table-cell>
          <table:table-cell table:style-name="Tabla9.D13" office:value-type="string">
            <text:p text:style-name="P38"><text:span text:style-name="T8">Título:</text:span><text:span text:style-name="T11"> </text:span></text:p>
          </table:table-cell>
        </table:table-row>
        <table:table-row table:style-name="Tabla9.1">
          <table:table-cell table:style-name="Tabla9.A14" office:value-type="string">
            <text:p text:style-name="P65"><text:s/></text:p>
          </table:table-cell>
          <table:table-cell table:style-name="Tabla9.B14" office:value-type="string">
            <text:p text:style-name="P55"/>
          </table:table-cell>
          <table:table-cell table:style-name="Tabla9.C14" office:value-type="string">
            <text:p text:style-name="P51">3</text:p>
          </table:table-cell>
          <table:table-cell table:style-name="Tabla9.D14" office:value-type="string">
            <text:p text:style-name="P38"><text:span text:style-name="T8">Título:</text:span><text:span text:style-name="T11"> </text:span></text:p>
          </table:table-cell>
        </table:table-row>
        <table:table-row table:style-name="Tabla9.1">
          <table:table-cell table:style-name="Tabla9.A15" office:value-type="string">
            <text:p text:style-name="P63"/>
          </table:table-cell>
          <table:table-cell table:style-name="Tabla9.B15" office:value-type="string">
            <text:p text:style-name="P55"/>
          </table:table-cell>
          <table:table-cell table:style-name="Tabla9.C15" office:value-type="string">
            <text:p text:style-name="P56"/>
          </table:table-cell>
          <table:table-cell table:style-name="Tabla9.D15" office:value-type="string">
            <text:p text:style-name="P38"><text:span text:style-name="T8">Título:</text:span><text:span text:style-name="T11"> </text:span></text:p>
          </table:table-cell>
        </table:table-row>
        <table:table-row table:style-name="Tabla9.1">
          <table:table-cell table:style-name="Tabla9.A16" office:value-type="string">
            <text:p text:style-name="P63"/>
          </table:table-cell>
          <table:table-cell table:style-name="Tabla9.B16" office:value-type="string">
            <text:p text:style-name="P55"/>
          </table:table-cell>
          <table:table-cell table:style-name="Tabla9.C16" office:value-type="string">
            <text:p text:style-name="P56"/>
          </table:table-cell>
          <table:table-cell table:style-name="Tabla9.D16" office:value-type="string">
            <text:p text:style-name="P71"/>
          </table:table-cell>
        </table:table-row>
        <table:table-row table:style-name="Tabla9.1">
          <table:table-cell table:style-name="Tabla9.A17" office:value-type="string">
            <text:p text:style-name="P63"/>
          </table:table-cell>
          <table:table-cell table:style-name="Tabla9.B17" office:value-type="string">
            <text:p text:style-name="P55"/>
          </table:table-cell>
          <table:table-cell table:style-name="Tabla9.C17" office:value-type="string">
            <text:p text:style-name="P56"/>
          </table:table-cell>
          <table:table-cell table:style-name="Tabla9.D17" office:value-type="string">
            <text:p text:style-name="P71"/>
          </table:table-cell>
        </table:table-row>
        <table:table-row table:style-name="Tabla9.1">
          <table:table-cell table:style-name="Tabla9.A18" office:value-type="string">
            <text:p text:style-name="P63"/>
          </table:table-cell>
          <table:table-cell table:style-name="Tabla9.B18" office:value-type="string">
            <text:p text:style-name="P55"/>
          </table:table-cell>
          <table:table-cell table:style-name="Tabla9.C18" office:value-type="string">
            <text:p text:style-name="P56"/>
          </table:table-cell>
          <table:table-cell table:style-name="Tabla9.D18" office:value-type="string">
            <text:p text:style-name="P71"/>
          </table:table-cell>
        </table:table-row>
        <table:table-row table:style-name="Tabla9.1">
          <table:table-cell table:style-name="Tabla9.A19" office:value-type="string">
            <text:p text:style-name="P63"/>
          </table:table-cell>
          <table:table-cell table:style-name="Tabla9.B19" office:value-type="string">
            <text:p text:style-name="P55"/>
          </table:table-cell>
          <table:table-cell table:style-name="Tabla9.C19" office:value-type="string">
            <text:p text:style-name="P56"/>
          </table:table-cell>
          <table:table-cell table:style-name="Tabla9.D19" office:value-type="string">
            <text:p text:style-name="P55"/>
          </table:table-cell>
        </table:table-row>
        <text:soft-page-break/>
        <table:table-row table:style-name="Tabla9.1">
          <table:table-cell table:style-name="Tabla9.A20" office:value-type="string">
            <text:p text:style-name="P63"/>
          </table:table-cell>
          <table:table-cell table:style-name="Tabla9.B20" office:value-type="string">
            <text:p text:style-name="P55"/>
          </table:table-cell>
          <table:table-cell table:style-name="Tabla9.C20" office:value-type="string">
            <text:p text:style-name="P56"/>
          </table:table-cell>
          <table:table-cell table:style-name="Tabla9.D20" office:value-type="string">
            <text:p text:style-name="P34"/>
          </table:table-cell>
        </table:table-row>
      </table:table>
      <text:p text:style-name="P32"/>
      <text:p text:style-name="P138">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4"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78">Nº</text:p>
          </table:table-cell>
          <table:table-cell table:style-name="Tabla10.A2" office:value-type="string">
            <text:p text:style-name="P78">Casos Prueba</text:p>
          </table:table-cell>
          <table:table-cell table:style-name="Tabla10.A2" office:value-type="string">
            <text:p text:style-name="P139">Tipo JUnit / Jmeter</text:p>
          </table:table-cell>
          <table:table-cell table:style-name="Tabla10.A2" office:value-type="string">
            <text:p text:style-name="P79">REFERENCIA</text:p>
          </table:table-cell>
          <table:table-cell table:style-name="Tabla10.A1" office:value-type="string">
            <text:p text:style-name="P78">DESCRIPCIÓN</text:p>
          </table:table-cell>
        </table:table-row>
        <table:table-row table:style-name="Tabla10.1">
          <table:table-cell table:style-name="Tabla10.A3" office:value-type="string">
            <text:p text:style-name="P54">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4">2</text:p>
          </table:table-cell>
          <table:table-cell table:style-name="Tabla10.B4" office:value-type="string">
            <text:p text:style-name="P54">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3">Prueba de la consulta principal</text:p>
          </table:table-cell>
        </table:table-row>
        <table:table-row table:style-name="Tabla10.1">
          <table:table-cell table:style-name="Tabla10.A5" office:value-type="string">
            <text:p text:style-name="P57"/>
          </table:table-cell>
          <table:table-cell table:style-name="Tabla10.B5" office:value-type="string">
            <text:p text:style-name="P55"/>
          </table:table-cell>
          <table:table-cell table:style-name="Tabla10.C5" office:value-type="string">
            <text:p text:style-name="P56"/>
          </table:table-cell>
          <table:table-cell table:style-name="Tabla10.D5" office:value-type="string">
            <text:p text:style-name="P56"/>
          </table:table-cell>
          <table:table-cell table:style-name="Tabla10.E5" office:value-type="string">
            <text:p text:style-name="P75"/>
          </table:table-cell>
        </table:table-row>
        <table:table-row table:style-name="Tabla10.1">
          <table:table-cell table:style-name="Tabla10.A6" office:value-type="string">
            <text:p text:style-name="P57"/>
          </table:table-cell>
          <table:table-cell table:style-name="Tabla10.B6" office:value-type="string">
            <text:p text:style-name="P55"/>
          </table:table-cell>
          <table:table-cell table:style-name="Tabla10.C6" office:value-type="string">
            <text:p text:style-name="P56"/>
          </table:table-cell>
          <table:table-cell table:style-name="Tabla10.D6" office:value-type="string">
            <text:p text:style-name="P56"/>
          </table:table-cell>
          <table:table-cell table:style-name="Tabla10.E6" office:value-type="string">
            <text:p text:style-name="P75"/>
          </table:table-cell>
        </table:table-row>
        <table:table-row table:style-name="Tabla10.1">
          <table:table-cell table:style-name="Tabla10.A7" office:value-type="string">
            <text:p text:style-name="P57"/>
          </table:table-cell>
          <table:table-cell table:style-name="Tabla10.B7" office:value-type="string">
            <text:p text:style-name="P55"/>
          </table:table-cell>
          <table:table-cell table:style-name="Tabla10.C7" office:value-type="string">
            <text:p text:style-name="P56"/>
          </table:table-cell>
          <table:table-cell table:style-name="Tabla10.D7" office:value-type="string">
            <text:p text:style-name="P56"/>
          </table:table-cell>
          <table:table-cell table:style-name="Tabla10.E7" office:value-type="string">
            <text:p text:style-name="P75"/>
          </table:table-cell>
        </table:table-row>
        <table:table-row table:style-name="Tabla10.1">
          <table:table-cell table:style-name="Tabla10.A8" office:value-type="string">
            <text:p text:style-name="P57"/>
          </table:table-cell>
          <table:table-cell table:style-name="Tabla10.B8" office:value-type="string">
            <text:p text:style-name="P55"/>
          </table:table-cell>
          <table:table-cell table:style-name="Tabla10.C8" office:value-type="string">
            <text:p text:style-name="P56"/>
          </table:table-cell>
          <table:table-cell table:style-name="Tabla10.D8" office:value-type="string">
            <text:p text:style-name="P56"/>
          </table:table-cell>
          <table:table-cell table:style-name="Tabla10.E8" office:value-type="string">
            <text:p text:style-name="P34"/>
          </table:table-cell>
        </table:table-row>
        <table:table-row table:style-name="Tabla10.1">
          <table:table-cell table:style-name="Tabla10.A9" office:value-type="string">
            <text:p text:style-name="P54">n</text:p>
          </table:table-cell>
          <table:table-cell table:style-name="Tabla10.B9" office:value-type="string">
            <text:p text:style-name="P54">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3">Prueba de carga en el uso concurrente del alta de modulo.</text:p>
          </table:table-cell>
        </table:table-row>
        <table:table-row table:style-name="Tabla10.1">
          <table:table-cell table:style-name="Tabla10.A10" office:value-type="string">
            <text:p text:style-name="P57"/>
          </table:table-cell>
          <table:table-cell table:style-name="Tabla10.B10" office:value-type="string">
            <text:p text:style-name="P55"/>
          </table:table-cell>
          <table:table-cell table:style-name="Tabla10.C10" office:value-type="string">
            <text:p text:style-name="P56"/>
          </table:table-cell>
          <table:table-cell table:style-name="Tabla10.D10" office:value-type="string">
            <text:p text:style-name="P56"/>
          </table:table-cell>
          <table:table-cell table:style-name="Tabla10.E10" office:value-type="string">
            <text:p text:style-name="P75"/>
          </table:table-cell>
        </table:table-row>
        <table:table-row table:style-name="Tabla10.1">
          <table:table-cell table:style-name="Tabla10.A11" office:value-type="string">
            <text:p text:style-name="P57"/>
          </table:table-cell>
          <table:table-cell table:style-name="Tabla10.B11" office:value-type="string">
            <text:p text:style-name="P55"/>
          </table:table-cell>
          <table:table-cell table:style-name="Tabla10.C11" office:value-type="string">
            <text:p text:style-name="P56"/>
          </table:table-cell>
          <table:table-cell table:style-name="Tabla10.D11" office:value-type="string">
            <text:p text:style-name="P56"/>
          </table:table-cell>
          <table:table-cell table:style-name="Tabla10.E11" office:value-type="string">
            <text:p text:style-name="P75"/>
          </table:table-cell>
        </table:table-row>
        <table:table-row table:style-name="Tabla10.1">
          <table:table-cell table:style-name="Tabla10.A12" office:value-type="string">
            <text:p text:style-name="P57"/>
          </table:table-cell>
          <table:table-cell table:style-name="Tabla10.B12" office:value-type="string">
            <text:p text:style-name="P55"/>
          </table:table-cell>
          <table:table-cell table:style-name="Tabla10.C12" office:value-type="string">
            <text:p text:style-name="P56"/>
          </table:table-cell>
          <table:table-cell table:style-name="Tabla10.D12" office:value-type="string">
            <text:p text:style-name="P56"/>
          </table:table-cell>
          <table:table-cell table:style-name="Tabla10.E12" office:value-type="string">
            <text:p text:style-name="P34"/>
          </table:table-cell>
        </table:table-row>
        <table:table-row table:style-name="Tabla10.1">
          <table:table-cell table:style-name="Tabla10.A13" office:value-type="string">
            <text:p text:style-name="P55"/>
          </table:table-cell>
          <table:table-cell table:style-name="Tabla10.B13" office:value-type="string">
            <text:p text:style-name="P55"/>
          </table:table-cell>
          <table:table-cell table:style-name="Tabla10.C13" office:value-type="string">
            <text:p text:style-name="P56"/>
          </table:table-cell>
          <table:table-cell table:style-name="Tabla10.D13" office:value-type="string">
            <text:p text:style-name="P56"/>
          </table:table-cell>
          <table:table-cell table:style-name="Tabla10.E13" office:value-type="string">
            <text:p text:style-name="P75"/>
          </table:table-cell>
        </table:table-row>
        <table:table-row table:style-name="Tabla10.1">
          <table:table-cell table:style-name="Tabla10.A14" office:value-type="string">
            <text:p text:style-name="P57"/>
          </table:table-cell>
          <table:table-cell table:style-name="Tabla10.B14" office:value-type="string">
            <text:p text:style-name="P55"/>
          </table:table-cell>
          <table:table-cell table:style-name="Tabla10.C14" office:value-type="string">
            <text:p text:style-name="P56"/>
          </table:table-cell>
          <table:table-cell table:style-name="Tabla10.D14" office:value-type="string">
            <text:p text:style-name="P56"/>
          </table:table-cell>
          <table:table-cell table:style-name="Tabla10.E14" office:value-type="string">
            <text:p text:style-name="P75"/>
          </table:table-cell>
        </table:table-row>
        <table:table-row table:style-name="Tabla10.1">
          <table:table-cell table:style-name="Tabla10.A15" office:value-type="string">
            <text:p text:style-name="P57"/>
          </table:table-cell>
          <table:table-cell table:style-name="Tabla10.B15" office:value-type="string">
            <text:p text:style-name="P55"/>
          </table:table-cell>
          <table:table-cell table:style-name="Tabla10.C15" office:value-type="string">
            <text:p text:style-name="P56"/>
          </table:table-cell>
          <table:table-cell table:style-name="Tabla10.D15" office:value-type="string">
            <text:p text:style-name="P56"/>
          </table:table-cell>
          <table:table-cell table:style-name="Tabla10.E15" office:value-type="string">
            <text:p text:style-name="P75"/>
          </table:table-cell>
        </table:table-row>
        <table:table-row table:style-name="Tabla10.1">
          <table:table-cell table:style-name="Tabla10.A16" office:value-type="string">
            <text:p text:style-name="P57"/>
          </table:table-cell>
          <table:table-cell table:style-name="Tabla10.B16" office:value-type="string">
            <text:p text:style-name="P55"/>
          </table:table-cell>
          <table:table-cell table:style-name="Tabla10.C16" office:value-type="string">
            <text:p text:style-name="P56"/>
          </table:table-cell>
          <table:table-cell table:style-name="Tabla10.D16" office:value-type="string">
            <text:p text:style-name="P56"/>
          </table:table-cell>
          <table:table-cell table:style-name="Tabla10.E16" office:value-type="string">
            <text:p text:style-name="P75"/>
          </table:table-cell>
        </table:table-row>
        <table:table-row table:style-name="Tabla10.1">
          <table:table-cell table:style-name="Tabla10.A17" office:value-type="string">
            <text:p text:style-name="P57"/>
          </table:table-cell>
          <table:table-cell table:style-name="Tabla10.B17" office:value-type="string">
            <text:p text:style-name="P55"/>
          </table:table-cell>
          <table:table-cell table:style-name="Tabla10.C17" office:value-type="string">
            <text:p text:style-name="P56"/>
          </table:table-cell>
          <table:table-cell table:style-name="Tabla10.D17" office:value-type="string">
            <text:p text:style-name="P56"/>
          </table:table-cell>
          <table:table-cell table:style-name="Tabla10.E17" office:value-type="string">
            <text:p text:style-name="P55"/>
          </table:table-cell>
        </table:table-row>
        <table:table-row table:style-name="Tabla10.1">
          <table:table-cell table:style-name="Tabla10.A18" office:value-type="string">
            <text:p text:style-name="P55"/>
          </table:table-cell>
          <table:table-cell table:style-name="Tabla10.B18" office:value-type="string">
            <text:p text:style-name="P55"/>
          </table:table-cell>
          <table:table-cell table:style-name="Tabla10.C18" office:value-type="string">
            <text:p text:style-name="P56"/>
          </table:table-cell>
          <table:table-cell table:style-name="Tabla10.D18" office:value-type="string">
            <text:p text:style-name="P56"/>
          </table:table-cell>
          <table:table-cell table:style-name="Tabla10.E18" office:value-type="string">
            <text:p text:style-name="P34"/>
          </table:table-cell>
        </table:table-row>
      </table:table>
      <text:p text:style-name="P32"/>
      <text:p text:style-name="P8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8c861" officeooo:paragraph-rsid="0033d1f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22b8e7" style:font-size-asian="6pt" style:font-name-complex="Century Gothic" style:font-size-complex="6pt"/>
    </style:style>
    <style:style style:name="MT4" style:family="text">
      <style:text-properties style:font-name="Century Gothic" fo:font-size="6pt" officeooo:rsid="002b495c"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3/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2.</text:span><text:span text:style-name="MT4">3</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8</text:page-number></text:span><text:span text:style-name="MT5"><text:s/>de </text:span><text:span text:style-name="MT5"><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1:08:31.154157431</dc:date>
    <meta:print-date>2009-03-02T14:14:00</meta:print-date>
    <meta:editing-cycles>24</meta:editing-cycles>
    <meta:editing-duration>PT1H4M49S</meta:editing-duration>
    <meta:generator>LibreOffice/6.0.7.3$Linux_X86_64 LibreOffice_project/00m0$Build-3</meta:generator>
    <meta:document-statistic meta:table-count="12" meta:image-count="0" meta:object-count="0" meta:page-count="13" meta:paragraph-count="400" meta:word-count="2196" meta:character-count="14096" meta:non-whitespace-character-count="12251"/>
  </office:meta>
</office:document-meta>
</file>